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22">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2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3">
      <style:paragraph-properties fo:margin-left="0.5in" fo:margin-right="0in" fo:margin-top="0.0398in" fo:margin-bottom="0in" loext:contextual-spacing="false" fo:text-indent="-0.25in" style:auto-text-indent="false"/>
    </style:style>
    <style:style style:name="P34" style:family="paragraph" style:parent-style-name="Standard" style:list-style-name="WWNum17">
      <style:paragraph-properties fo:margin-left="0.5in" fo:margin-right="0in" fo:margin-top="0.0398in" fo:margin-bottom="0in" loext:contextual-spacing="false" fo:text-indent="-0.25in" style:auto-text-indent="false"/>
    </style:style>
    <style:style style:name="P35" style:family="paragraph" style:parent-style-name="Standard" style:list-style-name="WWNum18">
      <style:paragraph-properties fo:margin-left="0.5in" fo:margin-right="0in" fo:margin-top="0.0398in" fo:margin-bottom="0in" loext:contextual-spacing="false" fo:text-indent="-0.25in" style:auto-text-indent="false"/>
    </style:style>
    <style:style style:name="P36" style:family="paragraph" style:parent-style-name="Standard" style:list-style-name="WWNum1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20">
      <style:paragraph-properties fo:margin-left="0.5in" fo:margin-right="0in" fo:margin-top="0.0398in" fo:margin-bottom="0in" loext:contextual-spacing="false" fo:text-indent="-0.25in" style:auto-text-indent="false"/>
    </style:style>
    <style:style style:name="P39" style:family="paragraph" style:parent-style-name="Standard" style:list-style-name="WWNum2">
      <style:paragraph-properties fo:margin-left="0.5in" fo:margin-right="0in" fo:margin-top="0.0398in" fo:margin-bottom="0in" loext:contextual-spacing="false" fo:text-indent="-0.25in" style:auto-text-indent="false"/>
    </style:style>
    <style:style style:name="P40" style:family="paragraph" style:parent-style-name="Standard" style:list-style-name="WWNum8">
      <style:paragraph-properties fo:margin-left="0.5in" fo:margin-right="0in" fo:margin-top="0.0398in" fo:margin-bottom="0in" loext:contextual-spacing="false" fo:text-indent="-0.25in" style:auto-text-indent="false"/>
    </style:style>
    <style:style style:name="P41" style:family="paragraph" style:parent-style-name="Standard" style:list-style-name="WWNum9">
      <style:paragraph-properties fo:margin-left="0.5in" fo:margin-right="0in" fo:margin-top="0.0398in" fo:margin-bottom="0in" loext:contextual-spacing="false" fo:text-indent="-0.25in" style:auto-text-indent="false"/>
    </style:style>
    <style:style style:name="P42" style:family="paragraph" style:parent-style-name="Standard" style:list-style-name="WWNum21">
      <style:paragraph-properties fo:margin-left="0.5in" fo:margin-right="0in" fo:margin-top="0.0398in" fo:margin-bottom="0in" loext:contextual-spacing="false" fo:text-indent="-0.25in" style:auto-text-indent="false"/>
    </style:style>
    <style:style style:name="P43" style:family="paragraph" style:parent-style-name="Standard" style:list-style-name="WWNum19">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24">
      <style:paragraph-properties fo:margin-left="0.5in" fo:margin-right="0in" fo:margin-top="0.0398in" fo:margin-bottom="0in" loext:contextual-spacing="false" fo:text-indent="-0.25in" style:auto-text-indent="false"/>
    </style:style>
    <style:style style:name="P46" style:family="paragraph" style:parent-style-name="Standard" style:list-style-name="WWNum16">
      <style:paragraph-properties fo:margin-left="0.5in" fo:margin-right="0in" fo:margin-top="0.0398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in" loext:contextual-spacing="false" fo:text-indent="-0.25in" style:auto-text-indent="false"/>
    </style:style>
    <style:style style:name="P48" style:family="paragraph" style:parent-style-name="Standard" style:list-style-name="WWNum3">
      <style:paragraph-properties fo:margin-left="0.5in" fo:margin-right="0in" fo:margin-top="0in" fo:margin-bottom="0in" loext:contextual-spacing="false" fo:text-indent="-0.25in" style:auto-text-indent="false"/>
    </style:style>
    <style:style style:name="P49" style:family="paragraph" style:parent-style-name="Standard" style:list-style-name="WWNum9">
      <style:paragraph-properties fo:margin-left="0.5in" fo:margin-right="0in" fo:margin-top="0in" fo:margin-bottom="0in" loext:contextual-spacing="false" fo:text-indent="-0.25in" style:auto-text-indent="false"/>
    </style:style>
    <style:style style:name="P50" style:family="paragraph" style:parent-style-name="Standard" style:list-style-name="WWNum21">
      <style:paragraph-properties fo:margin-left="0.5in" fo:margin-right="0in" fo:margin-top="0in" fo:margin-bottom="0in" loext:contextual-spacing="false" fo:text-indent="-0.25in" style:auto-text-indent="false"/>
    </style:style>
    <style:style style:name="P51" style:family="paragraph" style:parent-style-name="Standard" style:list-style-name="WWNum19">
      <style:paragraph-properties fo:margin-left="0.5in" fo:margin-right="0in" fo:margin-top="0in" fo:margin-bottom="0in" loext:contextual-spacing="false" fo:text-indent="-0.25in" style:auto-text-indent="false"/>
    </style:style>
    <style:style style:name="P52" style:family="paragraph" style:parent-style-name="Standard" style:list-style-name="WWNum14">
      <style:paragraph-properties fo:margin-left="0.5in" fo:margin-right="0in" fo:margin-top="0in" fo:margin-bottom="0in" loext:contextual-spacing="false" fo:text-indent="-0.25in" style:auto-text-indent="false"/>
    </style:style>
    <style:style style:name="P53" style:family="paragraph" style:parent-style-name="Standard" style:list-style-name="WWNum24">
      <style:paragraph-properties fo:margin-left="0.5in" fo:margin-right="0in" fo:margin-top="0in" fo:margin-bottom="0in" loext:contextual-spacing="false" fo:text-indent="-0.25in" style:auto-text-indent="false"/>
    </style:style>
    <style:style style:name="P54" style:family="paragraph" style:parent-style-name="Standard" style:list-style-name="WWNum16">
      <style:paragraph-properties fo:margin-left="0.5in" fo:margin-right="0in" fo:margin-top="0in" fo:margin-bottom="0in" loext:contextual-spacing="false" fo:text-indent="-0.25in" style:auto-text-indent="false"/>
    </style:style>
    <style:style style:name="P55" style:family="paragraph" style:parent-style-name="Standard" style:list-style-name="WWNum13">
      <style:paragraph-properties fo:margin-left="0.5in" fo:margin-right="0in" fo:margin-top="0in" fo:margin-bottom="0.0429in" loext:contextual-spacing="false" fo:text-indent="-0.25in" style:auto-text-indent="false"/>
    </style:style>
    <style:style style:name="P56" style:family="paragraph" style:parent-style-name="Standard" style:list-style-name="WWNum22">
      <style:paragraph-properties fo:margin-left="0.5in" fo:margin-right="0in" fo:margin-top="0in" fo:margin-bottom="0.0429in" loext:contextual-spacing="false" fo:text-indent="-0.25in" style:auto-text-indent="false"/>
    </style:style>
    <style:style style:name="P57" style:family="paragraph" style:parent-style-name="Standard" style:list-style-name="WWNum4">
      <style:paragraph-properties fo:margin-left="0.5in" fo:margin-right="0in" fo:margin-top="0in" fo:margin-bottom="0.0429in" loext:contextual-spacing="false" fo:text-indent="-0.25in" style:auto-text-indent="false"/>
    </style:style>
    <style:style style:name="P58" style:family="paragraph" style:parent-style-name="Standard" style:list-style-name="WWNum11">
      <style:paragraph-properties fo:margin-left="0.5in" fo:margin-right="0in" fo:margin-top="0in" fo:margin-bottom="0.0429in" loext:contextual-spacing="false" fo:text-indent="-0.25in" style:auto-text-indent="false"/>
    </style:style>
    <style:style style:name="P59" style:family="paragraph" style:parent-style-name="Standard" style:list-style-name="WWNum6">
      <style:paragraph-properties fo:margin-left="0.5in" fo:margin-right="0in" fo:margin-top="0in" fo:margin-bottom="0.0429in" loext:contextual-spacing="false" fo:text-indent="-0.25in" style:auto-text-indent="false"/>
    </style:style>
    <style:style style:name="P60" style:family="paragraph" style:parent-style-name="Standard" style:list-style-name="WWNum10">
      <style:paragraph-properties fo:margin-left="0.5in" fo:margin-right="0in" fo:margin-top="0in" fo:margin-bottom="0.0429in" loext:contextual-spacing="false" fo:text-indent="-0.25in" style:auto-text-indent="false"/>
    </style:style>
    <style:style style:name="P61" style:family="paragraph" style:parent-style-name="Standard" style:list-style-name="WWNum23">
      <style:paragraph-properties fo:margin-left="0.5in" fo:margin-right="0in" fo:margin-top="0in" fo:margin-bottom="0.0429in" loext:contextual-spacing="false" fo:text-indent="-0.25in" style:auto-text-indent="false"/>
    </style:style>
    <style:style style:name="P62" style:family="paragraph" style:parent-style-name="Standard" style:list-style-name="WWNum7">
      <style:paragraph-properties fo:margin-left="0.5in" fo:margin-right="0in" fo:margin-top="0in" fo:margin-bottom="0.0429in" loext:contextual-spacing="false" fo:text-indent="-0.25in" style:auto-text-indent="false"/>
    </style:style>
    <style:style style:name="P63" style:family="paragraph" style:parent-style-name="Standard" style:list-style-name="WWNum17">
      <style:paragraph-properties fo:margin-left="0.5in" fo:margin-right="0in" fo:margin-top="0in" fo:margin-bottom="0.0429in" loext:contextual-spacing="false" fo:text-indent="-0.25in" style:auto-text-indent="false"/>
    </style:style>
    <style:style style:name="P64" style:family="paragraph" style:parent-style-name="Standard" style:list-style-name="WWNum18">
      <style:paragraph-properties fo:margin-left="0.5in" fo:margin-right="0in" fo:margin-top="0in" fo:margin-bottom="0.0429in" loext:contextual-spacing="false" fo:text-indent="-0.25in" style:auto-text-indent="false"/>
    </style:style>
    <style:style style:name="P65" style:family="paragraph" style:parent-style-name="Standard" style:list-style-name="WWNum15">
      <style:paragraph-properties fo:margin-left="0.5in" fo:margin-right="0in" fo:margin-top="0in" fo:margin-bottom="0.0429in" loext:contextual-spacing="false" fo:text-indent="-0.25in" style:auto-text-indent="false"/>
    </style:style>
    <style:style style:name="P66" style:family="paragraph" style:parent-style-name="Standard" style:list-style-name="WWNum1">
      <style:paragraph-properties fo:margin-left="0.5in" fo:margin-right="0in" fo:margin-top="0in" fo:margin-bottom="0.0429in" loext:contextual-spacing="false" fo:text-indent="-0.25in" style:auto-text-indent="false"/>
    </style:style>
    <style:style style:name="P67" style:family="paragraph" style:parent-style-name="Standard" style:list-style-name="WWNum20">
      <style:paragraph-properties fo:margin-left="0.5in" fo:margin-right="0in" fo:margin-top="0in" fo:margin-bottom="0.0429in" loext:contextual-spacing="false" fo:text-indent="-0.25in" style:auto-text-indent="false"/>
    </style:style>
    <style:style style:name="P68" style:family="paragraph" style:parent-style-name="Standard" style:list-style-name="WWNum2">
      <style:paragraph-properties fo:margin-left="0.5in" fo:margin-right="0in" fo:margin-top="0in" fo:margin-bottom="0.0429in" loext:contextual-spacing="false" fo:text-indent="-0.25in" style:auto-text-indent="false"/>
    </style:style>
    <style:style style:name="P69" style:family="paragraph" style:parent-style-name="Standard" style:list-style-name="WWNum8">
      <style:paragraph-properties fo:margin-left="0.5in" fo:margin-right="0in" fo:margin-top="0in" fo:margin-bottom="0.0429in" loext:contextual-spacing="false" fo:text-indent="-0.25in" style:auto-text-indent="false"/>
    </style:style>
    <style:style style:name="P70" style:family="paragraph" style:parent-style-name="Standard" style:list-style-name="WWNum9">
      <style:paragraph-properties fo:margin-left="0.5in" fo:margin-right="0in" fo:margin-top="0in" fo:margin-bottom="0.0429in" loext:contextual-spacing="false" fo:text-indent="-0.25in" style:auto-text-indent="false"/>
    </style:style>
    <style:style style:name="P71" style:family="paragraph" style:parent-style-name="Standard" style:list-style-name="WWNum21">
      <style:paragraph-properties fo:margin-left="0.5in" fo:margin-right="0in" fo:margin-top="0in" fo:margin-bottom="0.0429in" loext:contextual-spacing="false" fo:text-indent="-0.25in" style:auto-text-indent="false"/>
    </style:style>
    <style:style style:name="P72" style:family="paragraph" style:parent-style-name="Standard" style:list-style-name="WWNum19">
      <style:paragraph-properties fo:margin-left="0.5in" fo:margin-right="0in" fo:margin-top="0in" fo:margin-bottom="0.0429in" loext:contextual-spacing="false" fo:text-indent="-0.25in" style:auto-text-indent="false"/>
    </style:style>
    <style:style style:name="P73" style:family="paragraph" style:parent-style-name="Standard" style:list-style-name="WWNum14">
      <style:paragraph-properties fo:margin-left="0.5in" fo:margin-right="0in" fo:margin-top="0in" fo:margin-bottom="0.0429in" loext:contextual-spacing="false" fo:text-indent="-0.25in" style:auto-text-indent="false"/>
    </style:style>
    <style:style style:name="P74" style:family="paragraph" style:parent-style-name="Standard" style:list-style-name="WWNum24">
      <style:paragraph-properties fo:margin-left="0.5in" fo:margin-right="0in" fo:margin-top="0in" fo:margin-bottom="0.0429in" loext:contextual-spacing="false" fo:text-indent="-0.25in" style:auto-text-indent="false"/>
    </style:style>
    <style:style style:name="P75" style:family="paragraph" style:parent-style-name="Standard" style:list-style-name="WWNum16">
      <style:paragraph-properties fo:margin-left="0.5in" fo:margin-right="0in" fo:margin-top="0in" fo:margin-bottom="0.0429in" loext:contextual-spacing="false" fo:text-indent="-0.25in" style:auto-text-indent="false"/>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7" style:family="paragraph" style:parent-style-name="Standard">
      <style:paragraph-properties fo:break-before="page"/>
    </style:style>
    <style:style style:name="P78" style:family="paragraph" style:parent-style-name="Standard">
      <style:paragraph-properties fo:margin-left="0in" fo:margin-right="0in" fo:text-indent="0in" style:auto-text-indent="false"/>
    </style:style>
    <style:style style:name="P79" style:family="paragraph" style:parent-style-name="Heading_20_1" style:list-style-name="WWNum12"/>
    <style:style style:name="P80" style:family="paragraph" style:parent-style-name="Heading_20_2" style:list-style-name="WWNum12"/>
    <style:style style:name="P81" style:family="paragraph" style:parent-style-name="Heading_20_2" style:list-style-name="WWNum12">
      <style:paragraph-properties fo:margin-top="0in" fo:margin-bottom="0.0429in" loext:contextual-spacing="false"/>
    </style:style>
    <style:style style:name="P8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style:text-underline-style="none"/>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fo:color="#0086b3" style:font-name="Consolas" fo:background-color="#f8f8f8" loext:char-shading-value="0" style:font-name-asian="Consolas1" style:font-name-complex="Consolas1"/>
    </style:style>
    <style:style style:name="T27" style:family="text">
      <style:text-properties fo:color="#999988" style:font-name="Consolas" fo:font-style="italic" fo:background-color="#f8f8f8" loext:char-shading-value="0" style:font-name-asian="Consolas1" style:font-style-asian="italic" style:font-name-complex="Consolas1"/>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aczyuw2yex2w"/><text:span text:style-name="T1">Sistemas Operativos en Red</text:span><text:span text:style-name="T3"><text:line-break/></text:span><text:span text:style-name="T4">UD 04. Introducción a PowerShell - Parte 1</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es: Sergi García, Gloria Muño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6">Actualizado Abril 2024</text:span></text:p>
      <text:p text:style-name="P6"/>
      <text:p text:style-name="P5"><text:span text:style-name="T7">Licencia</text:span></text:p>
      <text:p text:style-name="P8"/>
      <text:p text:style-name="P7"><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1"><text:span text:style-name="T10"><text:s/>📖 </text:span><text:span text:style-name="T11">Importante</text:span></text:p>
      <text:p text:style-name="P12"/>
      <text:p text:style-name="P11"><text:span text:style-name="T12"><text:s/>❕</text:span><text:span text:style-name="T13"> </text:span><text:span text:style-name="T11">Atención</text:span></text:p>
      <text:p text:style-name="P12"><text:s/></text:p>
      <text:p text:style-name="P11"><text:span text:style-name="T10"><text:s/>💬</text:span> <text:span text:style-name="T11">Interesante</text:span></text:p>
      <text:p text:style-name="P13"><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8">1. Introducción a PowerShell<text:tab/>3</text:span></text:a></text:p>
          <text:p text:style-name="P15"><text:a xlink:type="simple" xlink:href="#_ebuv4rh0gule" text:style-name="Index_20_Link" text:visited-style-name="Index_20_Link"><text:span text:style-name="T19">2. Variables en PowerShell<text:tab/>3</text:span></text:a></text:p>
          <text:p text:style-name="P17"><text:a xlink:type="simple" xlink:href="#_94n03oiwgoz1" text:style-name="Index_20_Link" text:visited-style-name="Index_20_Link"><text:span text:style-name="T20">2.1 <text:s/>Declaración de Variables<text:tab/>3</text:span></text:a></text:p>
          <text:p text:style-name="P17"><text:a xlink:type="simple" xlink:href="#_krbw40yu3pg4" text:style-name="Index_20_Link" text:visited-style-name="Index_20_Link"><text:span text:style-name="T20">2.2 <text:s/>Operaciones con Variables<text:tab/>4</text:span></text:a></text:p>
          <text:p text:style-name="P15"><text:a xlink:type="simple" xlink:href="#_ud2xccarz0qi" text:style-name="Index_20_Link" text:visited-style-name="Index_20_Link"><text:span text:style-name="T19">3. Manejo de Excepciones en PowerShell<text:tab/>5</text:span></text:a></text:p>
          <text:p text:style-name="P17"><text:a xlink:type="simple" xlink:href="#_dg2aolx19e5m" text:style-name="Index_20_Link" text:visited-style-name="Index_20_Link"><text:span text:style-name="T20">3.1 <text:s/>Ejemplos de Manejo de Excepciones<text:tab/>5</text:span></text:a></text:p>
          <text:p text:style-name="P15"><text:a xlink:type="simple" xlink:href="#_p76134sr0d5" text:style-name="Index_20_Link" text:visited-style-name="Index_20_Link"><text:span text:style-name="T19">4. Mostrar mensajes en la consola en PowerShell<text:tab/>8</text:span></text:a></text:p>
          <text:p text:style-name="P17"><text:a xlink:type="simple" xlink:href="#_np4c3vlgu43p" text:style-name="Index_20_Link" text:visited-style-name="Index_20_Link"><text:span text:style-name="T20">4.1 <text:s/>Ejemplos de Impresión en Consola<text:tab/>8</text:span></text:a></text:p>
          <text:p text:style-name="P15"><text:a xlink:type="simple" xlink:href="#_42sc9ash5tvn" text:style-name="Index_20_Link" text:visited-style-name="Index_20_Link"><text:span text:style-name="T19">5. Estructuras condicionales If-Else en PowerShell<text:tab/>10</text:span></text:a></text:p>
          <text:p text:style-name="P17"><text:a xlink:type="simple" xlink:href="#_a5ac8xoar7y" text:style-name="Index_20_Link" text:visited-style-name="Index_20_Link"><text:span text:style-name="T20">5.1 <text:s/>Ejemplos de estructuras condicionales If-Else<text:tab/>11</text:span></text:a></text:p>
          <text:p text:style-name="P15"><text:a xlink:type="simple" xlink:href="#_a7ls2dovhqpp" text:style-name="Index_20_Link" text:visited-style-name="Index_20_Link"><text:span text:style-name="T19">6. Lectura de la entrada estándar en PowerShell<text:tab/>14</text:span></text:a></text:p>
          <text:p text:style-name="P17"><text:a xlink:type="simple" xlink:href="#_9002qvaodk86" text:style-name="Index_20_Link" text:visited-style-name="Index_20_Link"><text:span text:style-name="T20">6.1 <text:s/>Ejemplos de lectura de la entrada estándar<text:tab/>14</text:span></text:a></text:p>
          <text:p text:style-name="P15"><text:a xlink:type="simple" xlink:href="#_d8gxcd6hxzr5" text:style-name="Index_20_Link" text:visited-style-name="Index_20_Link"><text:span text:style-name="T19">7. Ejercicios resueltos de ejemplo<text:tab/>16</text:span></text:a></text:p>
          <text:p text:style-name="P15"><text:a xlink:type="simple" xlink:href="#_xotjqjr5jl57" text:style-name="Index_20_Link" text:visited-style-name="Index_20_Link"><text:span text:style-name="T19">8. Bibliografía<text:tab/>18</text:span></text:a></text:p>
        </text:index-body>
      </text:table-of-content>
      <text:p text:style-name="P14"/>
      <text:p text:style-name="P18"/>
      <text:p text:style-name="P19"><text:span text:style-name="T15">Unidad 04. Introducción a PowerShell - Parte 1</text:span></text:p>
      <text:list xml:id="list4159262709" text:style-name="WWNum12">
        <text:list-item>
          <text:p text:style-name="P79"><text:bookmark text:name="_gjdgxs"/>Introducción a PowerShell</text:p>
        </text:list-item>
      </text:list>
      <text:p text:style-name="Standard">PowerShell es una poderosa herramienta de automatización y scripting diseñada principalmente para administradores de sistemas. Desarrollada por Microsoft, se basa en la plataforma .NET y ofrece una interfaz de línea de comandos y un lenguaje de scripting que es especialmente útil para la automatización de tareas administrativas y la gestión de configuraciones. PowerShell permite a los usuarios controlar y automatizar la administración de sistemas operativos (Windows, Linux y macOS) y aplicaciones que están diseñadas para ser gestionadas a través de la línea de comandos.</text:p>
      <text:p text:style-name="Standard"/>
      <text:p text:style-name="Standard">Características clave de PowerShell:</text:p>
      <text:list xml:id="list769131039" text:style-name="WWNum13">
        <text:list-item>
          <text:p text:style-name="P24"><text:span text:style-name="T11">Automatización:</text:span> A través de scripts y cmdlets (comandos nativos de PowerShell), los usuarios pueden automatizar tareas repetitivas, lo que aumenta la eficiencia y reduce la posibilidad de errores humanos.</text:p>
        </text:list-item>
        <text:list-item>
          <text:p text:style-name="P47"><text:span text:style-name="T11">Gestión basada en objetos:</text:span> A diferencia de otros shells que devuelven texto, PowerShell trabaja con objetos .NET. Esto significa que los resultados de los comandos son objetos que pueden ser manipulados directamente en sus propiedades y métodos.</text:p>
        </text:list-item>
        <text:list-item>
          <text:p text:style-name="P47"><text:span text:style-name="T11">Interoperabilidad:</text:span> PowerShell permite la integración con otros lenguajes y procesos, ampliando sus capacidades y facilitando la ejecución de tareas complejas.</text:p>
        </text:list-item>
        <text:list-item>
          <text:p text:style-name="P55"><text:span text:style-name="T11">Seguridad:</text:span> Incluye características como la ejecución restringida de scripts, que ayuda a prevenir la ejecución de código no deseado.</text:p>
        </text:list-item>
      </text:list>
      <text:p text:style-name="Standard">PowerShell es una herramienta esencial para los profesionales de TI modernos, ofreciendo capacidades extensas para la gestión y automatización de sistemas a gran escala.</text:p>
      <text:list xml:id="list2316090004740" text:continue-list="list4159262709" text:style-name="WWNum12">
        <text:list-item>
          <text:p text:style-name="P79"><text:bookmark text:name="_ebuv4rh0gule"/>Variables en PowerShell</text:p>
        </text:list-item>
      </text:list>
      <text:p text:style-name="Standard">En PowerShell, las variables se utilizan para almacenar información que puede ser utilizada y manipulada en el script. Se definen utilizando el signo $ seguido del nombre de la variable. PowerShell es un lenguaje de tipado dinámico, lo que significa que no necesitas declarar el tipo de datos que una variable almacenará, aunque puedes hacerlo si deseas.</text:p>
      <text:list xml:id="list2315023565417" text:continue-numbering="true" text:style-name="WWNum12">
        <text:list-item>
          <text:list>
            <text:list-item>
              <text:p text:style-name="P80"><text:bookmark text:name="_94n03oiwgoz1"/><text:soft-page-break/>Declaración de Variables</text:p>
            </text:list-item>
          </text:list>
        </text:list-item>
      </text:list>
      <text:p text:style-name="Standard">Aquí hay algunos ejemplos básicos de cómo puedes declarar y utilizar variables en PowerShell:</text:p>
      <text:p text:style-name="Standard">Aquí te ofrezco una explicación detallada de cada ejemplo proporcionado, lo cual te ayudará a comprender cómo funcionan las variables y operaciones en PowerShell:</text:p>
      <text:p text:style-name="Standard"><text:span text:style-name="T11">Variables Numéricas</text:span></text:p>
      <table:table table:name="Table1" table:style-name="Table1">
        <table:table-column table:style-name="Table1.A"/>
        <table:table-row table:style-name="Table1.1">
          <table:table-cell table:style-name="Table1.A1" office:value-type="string">
            <text:p text:style-name="P76"><text:span text:style-name="T22">$numero</text:span><text:span text:style-name="T23"> = </text:span><text:span text:style-name="T22">25</text:span><text:span text:style-name="T23"><text:line-break/></text:span><text:span text:style-name="T22">$pi</text:span><text:span text:style-name="T23"> = </text:span><text:span text:style-name="T22">3.14159</text:span></text:p>
          </table:table-cell>
        </table:table-row>
      </table:table>
      <text:p text:style-name="Standard"><text:span text:style-name="T11">Explicación:</text:span></text:p>
      <text:list xml:id="list3806666684" text:style-name="WWNum22">
        <text:list-item>
          <text:p text:style-name="P25">$numero es una variable que almacena el valor entero 25.</text:p>
        </text:list-item>
        <text:list-item>
          <text:p text:style-name="P56">$pi es una variable que guarda el valor decimal 3.14159, que es una aproximación del número pi.</text:p>
        </text:list-item>
      </text:list>
      <text:p text:style-name="Standard"><text:span text:style-name="T11">Variables de Cadena</text:span></text:p>
      <table:table table:name="Table2" table:style-name="Table2">
        <table:table-column table:style-name="Table2.A"/>
        <table:table-row table:style-name="Table2.1">
          <table:table-cell table:style-name="Table2.A1" office:value-type="string">
            <text:p text:style-name="P76"><text:span text:style-name="T22">$saludo</text:span><text:span text:style-name="T23"> = </text:span><text:span text:style-name="T25">"Hola, mundo"</text:span><text:span text:style-name="T23"><text:line-break/></text:span><text:span text:style-name="T22">$nombre</text:span><text:span text:style-name="T23"> = </text:span><text:span text:style-name="T25">'Juan'</text:span></text:p>
          </table:table-cell>
        </table:table-row>
      </table:table>
      <text:p text:style-name="Standard"><text:span text:style-name="T11">Explicación:</text:span></text:p>
      <text:list xml:id="list2982289006" text:style-name="WWNum4">
        <text:list-item>
          <text:p text:style-name="P26">$saludo contiene la cadena de texto "Hola, mundo".</text:p>
        </text:list-item>
        <text:list-item>
          <text:p text:style-name="P57">$nombre guarda la cadena "Juan". PowerShell permite el uso de comillas simples o dobles para definir cadenas de texto.</text:p>
        </text:list-item>
      </text:list>
      <text:p text:style-name="Standard"><text:span text:style-name="T11">Variables Booleanas</text:span></text:p>
      <table:table table:name="Table3" table:style-name="Table3">
        <table:table-column table:style-name="Table3.A"/>
        <table:table-row table:style-name="Table3.1">
          <table:table-cell table:style-name="Table3.A1" office:value-type="string">
            <text:p text:style-name="P76"><text:span text:style-name="T22">$verdadero</text:span><text:span text:style-name="T23"> = </text:span><text:span text:style-name="T22">$true</text:span><text:span text:style-name="T23"><text:line-break/></text:span><text:span text:style-name="T22">$falso</text:span><text:span text:style-name="T23"> = </text:span><text:span text:style-name="T22">$false</text:span></text:p>
          </table:table-cell>
        </table:table-row>
      </table:table>
      <text:p text:style-name="Standard"><text:span text:style-name="T11">Explicación:</text:span></text:p>
      <text:list xml:id="list2277166608" text:style-name="WWNum11">
        <text:list-item>
          <text:p text:style-name="P27">$verdadero es una variable booleana que almacena el valor True.</text:p>
        </text:list-item>
        <text:list-item>
          <text:p text:style-name="P58">$falso almacena el valor False. Estas variables se usan comúnmente para controlar el flujo de ejecución en scripts.</text:p>
        </text:list-item>
      </text:list>
      <text:p text:style-name="Standard"><text:span text:style-name="T11">Array</text:span></text:p>
      <table:table table:name="Table4" table:style-name="Table4">
        <table:table-column table:style-name="Table4.A"/>
        <table:table-row table:style-name="Table4.1">
          <table:table-cell table:style-name="Table4.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 </text:span><text:span text:style-name="T22">4</text:span><text:span text:style-name="T23">, </text:span><text:span text:style-name="T22">5</text:span><text:span text:style-name="T23"><text:line-break/></text:span><text:span text:style-name="T22">$nombres</text:span><text:span text:style-name="T23"> = </text:span><text:span text:style-name="T25">"Ana"</text:span><text:span text:style-name="T23">, </text:span><text:span text:style-name="T25">"Beto"</text:span><text:span text:style-name="T23">, </text:span><text:span text:style-name="T25">"Carlos"</text:span></text:p>
          </table:table-cell>
        </table:table-row>
      </table:table>
      <text:p text:style-name="Standard"><text:span text:style-name="T11">Explicación:</text:span></text:p>
      <text:list xml:id="list4175508752" text:style-name="WWNum6">
        <text:list-item>
          <text:p text:style-name="P28">$numeros es un array que contiene cinco elementos numéricos.</text:p>
        </text:list-item>
        <text:list-item>
          <text:p text:style-name="P59">$nombres es un array de cadenas que incluye los nombres "Ana", "Beto", y "Carlos". Los arrays son útiles para almacenar colecciones de datos.</text:p>
        </text:list-item>
      </text:list>
      <text:p text:style-name="Standard"><text:span text:style-name="T11">Hashtable</text:span></text:p>
      <table:table table:name="Table5" table:style-name="Table5">
        <table:table-column table:style-name="Table5.A"/>
        <table:table-row table:style-name="Table5.1">
          <table:table-cell table:style-name="Table5.A1" office:value-type="string">
            <text:p text:style-name="P76"><text:span text:style-name="T22">$persona</text:span><text:span text:style-name="T23"> = @{<text:line-break/> <text:s text:c="3"/>Nombre = </text:span><text:span text:style-name="T25">"Elena"</text:span><text:span text:style-name="T23"><text:line-break/> <text:s text:c="3"/>Edad = </text:span><text:span text:style-name="T22">32</text:span><text:span text:style-name="T23"><text:line-break/> <text:s text:c="3"/>Ciudad = </text:span><text:span text:style-name="T25">"Madrid"</text:span><text:span text:style-name="T23"><text:line-break/>}</text:span></text:p>
          </table:table-cell>
        </table:table-row>
      </table:table>
      <text:p text:style-name="Standard"><text:span text:style-name="T11">Explicación:</text:span></text:p>
      <text:list xml:id="list534384926" text:style-name="WWNum5">
        <text:list-item>
          <text:p text:style-name="P29">$persona es una hashtable que almacena datos en pares clave-valor. Aquí, Nombre, Edad, y Ciudad son las claves, y cada una tiene un valor asociado, permitiendo un acceso rápido y organizado a cada elemento.</text:p>
        </text:list-item>
      </text:list>
      <text:list xml:id="list2315385290265" text:continue-list="list2315023565417" text:style-name="WWNum12">
        <text:list-item>
          <text:list>
            <text:list-item>
              <text:p text:style-name="P81"><text:bookmark text:name="_krbw40yu3pg4"/>Operaciones con Variables</text:p>
            </text:list-item>
          </text:list>
        </text:list-item>
      </text:list>
      <text:p text:style-name="Standard"><text:span text:style-name="T11">Concatenación de Cadenas</text:span></text:p>
      <table:table table:name="Table6" table:style-name="Table6">
        <table:table-column table:style-name="Table6.A"/>
        <table:table-row table:style-name="Table6.1">
          <table:table-cell table:style-name="Table6.A1" office:value-type="string">
            <text:p text:style-name="P76"><text:span text:style-name="T22">$nombreCompleto</text:span><text:span text:style-name="T23"> = </text:span><text:span text:style-name="T22">$nombre</text:span><text:span text:style-name="T23"> + </text:span><text:span text:style-name="T25">" Perez"</text:span><text:span text:style-name="T23"><text:line-break/></text:span><text:span text:style-name="T26">Write-Host</text:span><text:span text:style-name="T23"> </text:span><text:span text:style-name="T25">"Nombre completo: </text:span><text:span text:style-name="T22">$nombreCompleto</text:span><text:span text:style-name="T25">"</text:span></text:p>
          </table:table-cell>
        </table:table-row>
      </table:table>
      <text:p text:style-name="Standard"><text:span text:style-name="T11">Explicación:</text:span></text:p>
      <text:p text:style-name="Standard">Concatena el valor de $nombre con la cadena " Perez" para formar el nombre completo y luego lo imprime.</text:p>
      <text:p text:style-name="Standard"><text:span text:style-name="T11">Operaciones Matemáticas</text:span></text:p>
      <table:table table:name="Table7" table:style-name="Table7">
        <table:table-column table:style-name="Table7.A"/>
        <table:table-row table:style-name="Table7.1">
          <table:table-cell table:style-name="Table7.A1" office:value-type="string">
            <text:p text:style-name="P76"><text:span text:style-name="T22">$suma</text:span><text:span text:style-name="T23"> = </text:span><text:span text:style-name="T22">$numero</text:span><text:span text:style-name="T23"> + </text:span><text:span text:style-name="T22">15</text:span><text:span text:style-name="T23"><text:line-break/></text:span><text:span text:style-name="T22">$multiplicacion</text:span><text:span text:style-name="T23"> = </text:span><text:span text:style-name="T22">$numero</text:span><text:span text:style-name="T23"> * </text:span><text:span text:style-name="T22">2</text:span></text:p>
          </table:table-cell>
        </table:table-row>
      </table:table>
      <text:p text:style-name="Standard"><text:span text:style-name="T11">Explicación:</text:span></text:p>
      <text:list xml:id="list1488043294" text:style-name="WWNum10">
        <text:list-item>
          <text:p text:style-name="P30">$suma calcula la suma de 25 y 15, resultando 40.</text:p>
        </text:list-item>
        <text:list-item>
          <text:p text:style-name="P60">$multiplicacion realiza la multiplicación de 25 por 2, dando como resultado 50.</text:p>
        </text:list-item>
      </text:list>
      <text:p text:style-name="Standard"><text:span text:style-name="T11">Accediendo a Elementos de un Array</text:span></text:p>
      <table:table table:name="Table8" table:style-name="Table8">
        <table:table-column table:style-name="Table8.A"/>
        <table:table-row table:style-name="Table8.1">
          <table:table-cell table:style-name="Table8.A1" office:value-type="string">
            <text:p text:style-name="P76"><text:span text:style-name="T22">$primerElemento</text:span><text:span text:style-name="T23"> = </text:span><text:span text:style-name="T22">$numeros</text:span><text:span text:style-name="T23">[</text:span><text:span text:style-name="T22">0</text:span><text:span text:style-name="T23">]<text:line-break/></text:span><text:span text:style-name="T22">$ultimoElemento</text:span><text:span text:style-name="T23"> = </text:span><text:span text:style-name="T22">$nombres</text:span><text:span text:style-name="T23">[-</text:span><text:span text:style-name="T22">1</text:span><text:span text:style-name="T23">]</text:span></text:p>
          </table:table-cell>
        </table:table-row>
      </table:table>
      <text:p text:style-name="Standard"><text:span text:style-name="T11">Explicación:</text:span></text:p>
      <text:list xml:id="list2627318196" text:style-name="WWNum23">
        <text:list-item>
          <text:p text:style-name="P31">$primerElemento extrae el primer elemento del array $numeros, que es 1.</text:p>
        </text:list-item>
        <text:list-item>
          <text:p text:style-name="P61">$ultimoElemento obtiene el último elemento del array $nombres, que es "Carlos".</text:p>
        </text:list-item>
      </text:list>
      <text:p text:style-name="Standard"><text:span text:style-name="T11">Modificando y Añadiendo Datos a una Hashtable</text:span></text:p>
      <table:table table:name="Table9" table:style-name="Table9">
        <table:table-column table:style-name="Table9.A"/>
        <table:table-row table:style-name="Table9.1">
          <table:table-cell table:style-name="Table9.A1" office:value-type="string">
            <text:p text:style-name="P76"><text:span text:style-name="T22">$persona</text:span><text:span text:style-name="T23">.Edad = </text:span><text:span text:style-name="T22">33</text:span><text:span text:style-name="T23"><text:line-break/></text:span><text:span text:style-name="T22">$persona</text:span><text:span text:style-name="T23">[</text:span><text:span text:style-name="T25">"Profesion"</text:span><text:span text:style-name="T23">] = </text:span><text:span text:style-name="T25">"Ingeniero"</text:span></text:p>
          </table:table-cell>
        </table:table-row>
      </table:table>
      <text:p text:style-name="Standard"><text:span text:style-name="T11">Explicación:</text:span></text:p>
      <text:list xml:id="list1869124113" text:style-name="WWNum7">
        <text:list-item>
          <text:p text:style-name="P32">Modifica la edad en la hashtable $persona a 33.</text:p>
        </text:list-item>
        <text:list-item>
          <text:p text:style-name="P62">Añade un nuevo par clave-valor, con la clave "Profesion" y el valor "Ingeniero".</text:p>
        </text:list-item>
      </text:list>
      <text:p text:style-name="Standard"><text:span text:style-name="T11">Interpolación de Cadenas</text:span></text:p>
      <table:table table:name="Table10" table:style-name="Table10">
        <table:table-column table:style-name="Table10.A"/>
        <table:table-row table:style-name="Table10.1">
          <table:table-cell table:style-name="Table10.A1" office:value-type="string">
            <text:p text:style-name="P76"><text:span text:style-name="T22">$mensaje</text:span><text:span text:style-name="T23"> = </text:span><text:span text:style-name="T25">"Tu nombre es </text:span><text:span text:style-name="T22">$nombre</text:span><text:span text:style-name="T25"> y tienes $(</text:span><text:span text:style-name="T22">$persona</text:span><text:span text:style-name="T25">.Edad) años."</text:span><text:span text:style-name="T23"><text:line-break/></text:span><text:span text:style-name="T26">Write-Host</text:span><text:span text:style-name="T23"> </text:span><text:span text:style-name="T22">$mensaje</text:span></text:p>
          </table:table-cell>
        </table:table-row>
      </table:table>
      <text:p text:style-name="Standard"><text:span text:style-name="T11">Explicación:</text:span></text:p>
      <text:p text:style-name="Standard">Forma una cadena interpolada que incluye el nombre y la edad almacenada en la hashtable $persona, y luego la imprime.</text:p>
      <text:p text:style-name="Standard"><text:span text:style-name="T11">Variables de Entorno</text:span></text:p>
      <table:table table:name="Table11" table:style-name="Table11">
        <table:table-column table:style-name="Table11.A"/>
        <table:table-row table:style-name="Table11.1">
          <table:table-cell table:style-name="Table11.A1" office:value-type="string">
            <text:p text:style-name="P76"><text:span text:style-name="T22">$path</text:span><text:span text:style-name="T23"> = </text:span><text:span text:style-name="T22">$env:PATH</text:span><text:span text:style-name="T23"><text:line-break/></text:span><text:span text:style-name="T26">Write-Host</text:span><text:span text:style-name="T23"> </text:span><text:span text:style-name="T25">"El PATH actual es: </text:span><text:span text:style-name="T22">$path</text:span><text:span text:style-name="T25">"</text:span></text:p>
          </table:table-cell>
        </table:table-row>
      </table:table>
      <text:p text:style-name="Standard"><text:span text:style-name="T11">Explicación:</text:span></text:p>
      <text:p text:style-name="Standard"><text:soft-page-break/>Recupera la variable de entorno PATH y la imprime. Esta variable de entorno contiene las rutas de los directorios donde el sistema operativo y otros programas buscan ejecutables.</text:p>
      <text:list xml:id="list2316162768174" text:continue-list="list2315385290265" text:style-name="WWNum12">
        <text:list-item>
          <text:p text:style-name="P79"><text:bookmark text:name="_ud2xccarz0qi"/>Manejo de Excepciones en PowerShell</text:p>
        </text:list-item>
      </text:list>
      <text:p text:style-name="Standard">El manejo de excepciones en PowerShell se realiza principalmente a través de los bloques try, catch, y finally. Aquí te explico cada uno:</text:p>
      <text:list xml:id="list3054915436" text:style-name="WWNum3">
        <text:list-item>
          <text:p text:style-name="P33"><text:span text:style-name="T11">try</text:span>: Aquí colocas el código que puede causar una excepción o error durante su ejecución.</text:p>
        </text:list-item>
        <text:list-item>
          <text:p text:style-name="P48"><text:span text:style-name="T11">catch</text:span>: Este bloque captura la excepción lanzada en el bloque try. Puedes manejar el error o registrar información sobre el error aquí.</text:p>
        </text:list-item>
        <text:list-item>
          <text:p text:style-name="P48"><text:span text:style-name="T11">finally</text:span>: Este bloque se ejecuta siempre, independientemente de si se produjo una excepción o no, y es útil para limpieza o liberación de recursos, por ejemplo.</text:p>
        </text:list-item>
      </text:list>
      <text:list xml:id="list2314969000984" text:continue-list="list2316162768174" text:style-name="WWNum12">
        <text:list-item>
          <text:list>
            <text:list-item>
              <text:p text:style-name="P81"><text:bookmark text:name="_dg2aolx19e5m"/>Ejemplos de Manejo de Excepciones</text:p>
            </text:list-item>
          </text:list>
        </text:list-item>
      </text:list>
      <text:p text:style-name="Standard"><text:span text:style-name="T11">Captura Simple</text:span></text:p>
      <table:table table:name="Table12" table:style-name="Table12">
        <table:table-column table:style-name="Table12.A"/>
        <table:table-row table:style-name="Table12.1">
          <table:table-cell table:style-name="Table12.A1" office:value-type="string">
            <text:p text:style-name="P76"><text:span text:style-name="T24">try</text:span><text:span text:style-name="T23"> {<text:line-break/> <text:s text:c="3"/></text:span><text:span text:style-name="T22">$resultado</text:span><text:span text:style-name="T23"> = </text:span><text:span text:style-name="T22">1</text:span><text:span text:style-name="T23"> / </text:span><text:span text:style-name="T22">0</text:span><text:span text:style-name="T23"><text:line-break/>} </text:span><text:span text:style-name="T24">catch</text:span><text:span text:style-name="T23"> {<text:line-break/> <text:s text:c="3"/></text:span><text:span text:style-name="T26">Write-Host</text:span><text:span text:style-name="T23"> </text:span><text:span text:style-name="T25">"Ocurrió un error: </text:span><text:span text:style-name="T22">$_</text:span><text:span text:style-name="T25">"</text:span><text:span text:style-name="T23"><text:line-break/>}</text:span></text:p>
          </table:table-cell>
        </table:table-row>
      </table:table>
      <text:p text:style-name="Standard"/>
      <text:p text:style-name="Standard"><text:span text:style-name="T11">Explicación:</text:span></text:p>
      <text:list xml:id="list1789219486" text:style-name="WWNum17">
        <text:list-item>
          <text:p text:style-name="P34">Este código intenta realizar una división por cero, lo cual es matemáticamente imposible y genera una excepción en la mayoría de los lenguajes de programación, incluido PowerShell.</text:p>
        </text:list-item>
        <text:list-item>
          <text:p text:style-name="P63">La cláusula `catch` captura la excepción generada y muestra un mensaje de error genérico junto con la descripción del error.</text:p>
        </text:list-item>
      </text:list>
      <text:p text:style-name="Standard"/>
      <text:p text:style-name="Standard"><text:span text:style-name="T11">Captura Específica de Tipo de Excepción</text:span></text:p>
      <table:table table:name="Table13" table:style-name="Table13">
        <table:table-column table:style-name="Table13.A"/>
        <table:table-row table:style-name="Table13.1">
          <table:table-cell table:style-name="Table13.A1" office:value-type="string">
            <text:p text:style-name="P76"><text:span text:style-name="T24">try</text:span><text:span text:style-name="T23"> {<text:line-break/> <text:s text:c="3"/>[int]</text:span><text:span text:style-name="T22">$numero</text:span><text:span text:style-name="T23"> = </text:span><text:span text:style-name="T25">"abc"</text:span><text:span text:style-name="T23"><text:line-break/>} </text:span><text:span text:style-name="T24">catch</text:span><text:span text:style-name="T23"> [System.FormatException] {<text:line-break/> <text:s text:c="3"/></text:span><text:span text:style-name="T26">Write-Host</text:span><text:span text:style-name="T23"> </text:span><text:span text:style-name="T25">"Formato incorrecto."</text:span><text:span text:style-name="T23"><text:line-break/>} </text:span><text:span text:style-name="T24">catch</text:span><text:span text:style-name="T23"> {<text:line-break/> <text:s text:c="3"/></text:span><text:span text:style-name="T26">Write-Host</text:span><text:span text:style-name="T23"> </text:span><text:span text:style-name="T25">"Error desconocido."</text:span><text:span text:style-name="T23"><text:line-break/>}</text:span></text:p>
          </table:table-cell>
        </table:table-row>
      </table:table>
      <text:p text:style-name="Standard"><text:span text:style-name="T11">Explicación:</text:span></text:p>
      <text:list xml:id="list2309382645" text:style-name="WWNum18">
        <text:list-item>
          <text:p text:style-name="P35">Aquí, el script intenta convertir la cadena "abc" a un entero, lo que fallará y lanzará una `System.FormatException` porque la cadena no tiene el formato correcto.</text:p>
        </text:list-item>
        <text:list-item>
          <text:p text:style-name="P64">El primer bloque `catch` está diseñado para manejar específicamente errores de formato, mientras que el segundo `catch` captura cualquier otro tipo de excepción no especificada anteriormente.</text:p>
        </text:list-item>
      </text:list>
      <text:p text:style-name="Standard"/>
      <text:p text:style-name="Standard"><text:span text:style-name="T11">Uso del Bloque Finally</text:span></text:p>
      <table:table table:name="Table14" table:style-name="Table14">
        <table:table-column table:style-name="Table14.A"/>
        <table:table-row table:style-name="Table14.1">
          <table:table-cell table:style-name="Table14.A1" office:value-type="string">
            <text:p text:style-name="P76"><text:span text:style-name="T24">try</text:span><text:span text:style-name="T23"> {<text:line-break/> <text:s text:c="3"/></text:span><text:span text:style-name="T22">$stream</text:span><text:span text:style-name="T23"> = [System.IO.StreamWriter] </text:span><text:span text:style-name="T25">"archivo.txt"</text:span><text:span text:style-name="T23"><text:line-break/> <text:s text:c="3"/></text:span><text:span text:style-name="T22">$stream</text:span><text:span text:style-name="T23">.WriteLine(</text:span><text:span text:style-name="T25">"Hola mundo"</text:span><text:span text:style-name="T23">)<text:line-break/>} </text:span><text:span text:style-name="T24">catch</text:span><text:span text:style-name="T23"> {<text:line-break/> <text:s text:c="3"/></text:span><text:span text:style-name="T26">Write-Host</text:span><text:span text:style-name="T23"> </text:span><text:span text:style-name="T25">"No se pudo escribir en el archivo."</text:span><text:span text:style-name="T23"><text:line-break/>} </text:span><text:span text:style-name="T24">finally</text:span><text:span text:style-name="T23"> {<text:line-break/> <text:s text:c="3"/></text:span><text:span text:style-name="T22">$stream</text:span><text:span text:style-name="T23">.Close()<text:line-break/>}</text:span></text:p>
          </table:table-cell>
        </table:table-row>
      </table:table>
      <text:p text:style-name="Standard"><text:span text:style-name="T11">Explicación</text:span>:</text:p>
      <text:list xml:id="list3720555494" text:style-name="WWNum15">
        <text:list-item>
          <text:p text:style-name="P36">Este código intenta abrir un archivo y escribir en él. Si algo sale mal durante el proceso (por ejemplo, el archivo no tiene permisos de escritura), la excepción se captura y se maneja.</text:p>
        </text:list-item>
        <text:list-item>
          <text:p text:style-name="P65">El bloque `finally` se ejecuta siempre, independientemente de si se lanzó una excepción, asegurando que el recurso (en este caso, un archivo abierto) se cierre correctamente.</text:p>
        </text:list-item>
      </text:list>
      <text:p text:style-name="Standard"><text:span text:style-name="T11">Propagando Excepciones</text:span></text:p>
      <table:table table:name="Table15" table:style-name="Table15">
        <table:table-column table:style-name="Table15.A"/>
        <table:table-row table:style-name="Table15.1">
          <table:table-cell table:style-name="Table15.A1" office:value-type="string">
            <text:p text:style-name="P76"><text:span text:style-name="T24">try</text:span><text:span text:style-name="T23"> {<text:line-break/> <text:s text:c="3"/></text:span><text:span text:style-name="T24">throw</text:span><text:span text:style-name="T23"> </text:span><text:span text:style-name="T25">"¡Algo salió mal!"</text:span><text:span text:style-name="T23"><text:line-break/>} </text:span><text:span text:style-name="T24">catch</text:span><text:span text:style-name="T23"> {<text:line-break/> <text:s text:c="3"/></text:span><text:span text:style-name="T26">Write-Host</text:span><text:span text:style-name="T23"> </text:span><text:span text:style-name="T25">"Capturado: </text:span><text:span text:style-name="T22">$_</text:span><text:span text:style-name="T25">"</text:span><text:span text:style-name="T23"><text:line-break/> <text:s text:c="3"/></text:span><text:span text:style-name="T24">throw</text:span><text:span text:style-name="T23"><text:line-break/>}</text:span></text:p>
          </table:table-cell>
        </table:table-row>
      </table:table>
      <text:p text:style-name="Standard"><text:span text:style-name="T11">Explicación:</text:span></text:p>
      <text:list xml:id="list2717342891" text:style-name="WWNum1">
        <text:list-item>
          <text:p text:style-name="P37">Aquí se lanza manualmente una excepción con `throw "¡Algo salió mal!"`.</text:p>
        </text:list-item>
        <text:list-item>
          <text:p text:style-name="P66">La excepción es capturada, se imprime un mensaje, y luego se relanza la misma excepción para que pueda ser capturada por un manejador de excepciones de nivel superior, si lo hay.</text:p>
        </text:list-item>
      </text:list>
      <text:p text:style-name="Standard"/>
      <text:p text:style-name="Standard"><text:span text:style-name="T11">Acceso a la Excepción</text:span></text:p>
      <table:table table:name="Table16" table:style-name="Table16">
        <table:table-column table:style-name="Table16.A"/>
        <table:table-row table:style-name="Table16.1">
          <table:table-cell table:style-name="Table16.A1" office:value-type="string">
            <text:p text:style-name="P76"><text:span text:style-name="T24">try</text:span><text:span text:style-name="T23"> {<text:line-break/> <text:s text:c="3"/></text:span><text:span text:style-name="T26">Get-Item</text:span><text:span text:style-name="T23"> </text:span><text:span text:style-name="T25">"path/que/no/existe"</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Exception.Message)"</text:span><text:span text:style-name="T23"><text:line-break/>}</text:span></text:p>
          </table:table-cell>
        </table:table-row>
      </table:table>
      <text:p text:style-name="Standard"><text:span text:style-name="T11">Explicación:</text:span></text:p>
      <text:list xml:id="list577582202" text:style-name="WWNum20">
        <text:list-item>
          <text:p text:style-name="P38">Intenta obtener un elemento de un camino que no existe, lo que causa una excepción.</text:p>
        </text:list-item>
        <text:list-item>
          <text:p text:style-name="P67">La excepción es capturada y se accede a su mensaje a través de `$_`, que es la variable automática que contiene información sobre la excepción actual en el bloque `catch`.</text:p>
        </text:list-item>
      </text:list>
      <text:p text:style-name="Standard"><text:span text:style-name="T11">Condiciones Específicas</text:span></text:p>
      <table:table table:name="Table17" table:style-name="Table17">
        <table:table-column table:style-name="Table17.A"/>
        <table:table-row table:style-name="Table17.1">
          <table:table-cell table:style-name="Table17.A1" office:value-type="string">
            <text:p text:style-name="P76"><text:span text:style-name="T24">try</text:span><text:span text:style-name="T23"> {<text:line-break/> <text:s text:c="3"/></text:span><text:span text:style-name="T22">$numero</text:span><text:span text:style-name="T23"> = </text:span><text:span text:style-name="T22">10</text:span><text:span text:style-name="T23"> / </text:span><text:span text:style-name="T22">0</text:span><text:span text:style-name="T23"><text:line-break/>} </text:span><text:span text:style-name="T24">catch</text:span><text:span text:style-name="T23"> {<text:line-break/> <text:s text:c="3"/></text:span><text:span text:style-name="T24">if</text:span><text:span text:style-name="T23"> (</text:span><text:span text:style-name="T22">$_</text:span><text:span text:style-name="T23">.Exception -is [System.DivideByZeroException]) {<text:line-break/> <text:s text:c="7"/></text:span><text:span text:style-name="T26">Write-Host</text:span><text:span text:style-name="T23"> </text:span><text:span text:style-name="T25">"División por cero detectada."</text:span><text:span text:style-name="T23"><text:line-break/> <text:s text:c="3"/>} </text:span><text:span text:style-name="T24">else</text:span><text:span text:style-name="T23"> {<text:line-break/> <text:s text:c="7"/></text:span><text:span text:style-name="T26">Write-Host</text:span><text:span text:style-name="T23"> </text:span><text:span text:style-name="T25">"Otro tipo de error."</text:span><text:span text:style-name="T23"><text:line-break/> <text:s text:c="3"/>}<text:line-break/>}</text:span></text:p>
          </table:table-cell>
        </table:table-row>
      </table:table>
      <text:p text:style-name="Standard"><text:span text:style-name="T11">Explicación</text:span>:</text:p>
      <text:list xml:id="list906247890" text:style-name="WWNum2">
        <text:list-item>
          <text:p text:style-name="P39">Este código también intenta una división por cero.</text:p>
        </text:list-item>
        <text:list-item>
          <text:p text:style-name="P68">Cuando se captura la excepción, se verifica si es una `System.DivideByZeroException` usando `-is`. Si es así, se maneja de manera específica; de lo contrario, se maneja como un error genérico.</text:p>
        </text:list-item>
      </text:list>
      <text:p text:style-name="Standard"><text:span text:style-name="T11">Captura con Varios Tipos de Excepciones</text:span></text:p>
      <table:table table:name="Table18" table:style-name="Table18">
        <table:table-column table:style-name="Table18.A"/>
        <table:table-row table:style-name="Table18.1">
          <table:table-cell table:style-name="Table18.A1" office:value-type="string">
            <text:p text:style-name="P76"><text:span text:style-name="T24">try</text:span><text:span text:style-name="T23"> {<text:line-break/> <text:s text:c="3"/>[int]</text:span><text:span text:style-name="T22">$numero</text:span><text:span text:style-name="T23"> = </text:span><text:span text:style-name="T25">"no es un número"</text:span><text:span text:style-name="T23"><text:line-break/>} </text:span><text:span text:style-name="T24">catch</text:span><text:span text:style-name="T23"> [System.FormatException], [System.OverflowException] {<text:line-break/> <text:s text:c="3"/></text:span><text:span text:style-name="T26">Write-Host</text:span><text:span text:style-name="T23"> </text:span><text:span text:style-name="T25">"Error de formato o desbordamiento."</text:span><text:span text:style-name="T23"><text:line-break/>}</text:span></text:p>
          </table:table-cell>
        </table:table-row>
      </table:table>
      <text:p text:style-name="Standard"><text:span text:style-name="T11">Explicación:</text:span></text:p>
      <text:list xml:id="list698971262" text:style-name="WWNum8">
        <text:list-item>
          <text:p text:style-name="P40">Intenta convertir una cadena claramente no numérica a un entero, lo cual generará una `System.FormatException`.</text:p>
        </text:list-item>
        <text:list-item>
          <text:p text:style-name="P69">Este `catch` está configurado para capturar tanto `System.FormatException` como `System.OverflowException`, proporcionando un manejo común para ambos tipos de error.</text:p>
        </text:list-item>
      </text:list>
      <text:p text:style-name="Standard"/>
      <text:list xml:id="list2315330029180" text:continue-list="list2314969000984" text:style-name="WWNum12">
        <text:list-item>
          <text:p text:style-name="P79"><text:bookmark text:name="_p76134sr0d5"/>Mostrar mensajes en la consola en PowerShell</text:p>
        </text:list-item>
      </text:list>
      <text:p text:style-name="Standard">Los cmdlets más comunes para mostrar mensajes en la consola son Write-Host, Write-Output, Write-Verbose, Write-Warning, y Write-Error. Aquí te explico cómo y cuándo usar cada uno:</text:p>
      <text:list xml:id="list1960840087" text:style-name="WWNum9">
        <text:list-item>
          <text:p text:style-name="P41"><text:span text:style-name="T11">Write-Host</text:span>: muestra mensajes en la consola, pudiendo personalizar colores. No pasa los objetos a la tubería si no se especifica con -NoNewline.</text:p>
        </text:list-item>
        <text:list-item>
          <text:p text:style-name="P49"><text:span text:style-name="T11">Write-Output:</text:span> envía objetos por el pipeline, ideal para continuar procesamientos.</text:p>
        </text:list-item>
        <text:list-item>
          <text:p text:style-name="P49"><text:span text:style-name="T11">Write-Verbose:</text:span> muestra mensajes detallados usualmente para depuración, que se muestran solo si se habilita el parámetro -Verbose.</text:p>
        </text:list-item>
        <text:list-item>
          <text:p text:style-name="P49"><text:span text:style-name="T11">Write-Warning:</text:span> muestra advertencias en amarillo, útil para alertas no críticas.</text:p>
        </text:list-item>
        <text:list-item>
          <text:p text:style-name="P70"><text:span text:style-name="T11">Write-Error</text:span>: muestra errores en rojo, útil para destacar fallos críticos.</text:p>
        </text:list-item>
      </text:list>
      <text:list xml:id="list2315140222332" text:continue-list="list2315330029180" text:style-name="WWNum12">
        <text:list-item>
          <text:list>
            <text:list-item>
              <text:p text:style-name="P80"><text:bookmark text:name="_np4c3vlgu43p"/><text:soft-page-break/>Ejemplos de Impresión en Consola</text:p>
            </text:list-item>
          </text:list>
        </text:list-item>
      </text:list>
      <text:p text:style-name="Standard"><text:span text:style-name="T11">Imprimir Texto Simple</text:span></text:p>
      <table:table table:name="Table19" table:style-name="Table19">
        <table:table-column table:style-name="Table19.A"/>
        <table:table-row table:style-name="Table19.1">
          <table:table-cell table:style-name="Table19.A1" office:value-type="string">
            <text:p text:style-name="P76"><text:span text:style-name="T26">Write-Host</text:span><text:span text:style-name="T23"> </text:span><text:span text:style-name="T25">"Hola, mundo."</text:span></text:p>
          </table:table-cell>
        </table:table-row>
      </table:table>
      <text:p text:style-name="Standard"><text:span text:style-name="T11">Explicación:</text:span></text:p>
      <text:p text:style-name="Standard">Write-Host es usado para imprimir el mensaje "Hola, mundo." directamente en la consola. Este es el uso más básico y directo de Write-Host para mostrar información simple al usuario.</text:p>
      <text:p text:style-name="P1"/>
      <text:p text:style-name="Standard"><text:span text:style-name="T11">Imprimir con cambio de línea personalizado</text:span></text:p>
      <table:table table:name="Table20" table:style-name="Table20">
        <table:table-column table:style-name="Table20.A"/>
        <table:table-row table:style-name="Table20.1">
          <table:table-cell table:style-name="Table20.A1" office:value-type="string">
            <text:p text:style-name="P76"><text:span text:style-name="T26">Write-Host</text:span><text:span text:style-name="T23"> </text:span><text:span text:style-name="T25">"Hola,"</text:span><text:span text:style-name="T23"> -NoNewline; </text:span><text:span text:style-name="T26">Write-Host</text:span><text:span text:style-name="T23"> </text:span><text:span text:style-name="T25">" mundo."</text:span></text:p>
          </table:table-cell>
        </table:table-row>
      </table:table>
      <text:p text:style-name="Standard"><text:span text:style-name="T11">Explicación</text:span>:</text:p>
      <text:p text:style-name="Standard">Aquí se utiliza Write-Host con la opción -NoNewline para evitar que se añada un salto de línea después de "Hola,". Inmediatamente después, se imprime " mundo." Esto resulta en la salida "Hola, mundo." en la misma línea, demostrando cómo controlar los saltos de línea en la impresión.</text:p>
      <text:p text:style-name="P1"/>
      <text:p text:style-name="Standard"><text:span text:style-name="T11">Imprimir con Colores</text:span></text:p>
      <table:table table:name="Table21" table:style-name="Table21">
        <table:table-column table:style-name="Table21.A"/>
        <table:table-row table:style-name="Table21.1">
          <table:table-cell table:style-name="Table21.A1" office:value-type="string">
            <text:p text:style-name="P76"><text:span text:style-name="T26">Write-Host</text:span><text:span text:style-name="T23"> </text:span><text:span text:style-name="T25">"Texto en verde."</text:span><text:span text:style-name="T23"> -ForegroundColor Green</text:span></text:p>
          </table:table-cell>
        </table:table-row>
      </table:table>
      <text:p text:style-name="Standard"><text:span text:style-name="T11">Explicación:</text:span></text:p>
      <text:p text:style-name="Standard">Este comando cambia el color del texto a verde usando el parámetro -ForegroundColor. Es útil para destacar mensajes importantes o para diferenciar tipos de mensajes por color.</text:p>
      <text:p text:style-name="P1"/>
      <text:p text:style-name="Standard"><text:span text:style-name="T11">Imprimir Salida de un Comando</text:span></text:p>
      <table:table table:name="Table22" table:style-name="Table22">
        <table:table-column table:style-name="Table22.A"/>
        <table:table-row table:style-name="Table22.1">
          <table:table-cell table:style-name="Table22.A1" office:value-type="string">
            <text:p text:style-name="P76"><text:span text:style-name="T26">Write-Output</text:span><text:span text:style-name="T23"> (</text:span><text:span text:style-name="T26">Get-Date</text:span><text:span text:style-name="T23">)</text:span></text:p>
          </table:table-cell>
        </table:table-row>
      </table:table>
      <text:p text:style-name="Standard"><text:span text:style-name="T11">Explicación:</text:span></text:p>
      <text:p text:style-name="Standard">Write-Output envía la salida del comando Get-Date, que obtiene la fecha y hora actual, a la siguiente etapa en el pipeline. Aunque no se ve un efecto visual directo en la consola, Write-Output es más adecuado para pasar datos entre cmdlets en un pipeline.</text:p>
      <text:p text:style-name="Standard"/>
      <text:p text:style-name="P77"><text:span text:style-name="T11">Usar Write-Verbose</text:span></text:p>
      <table:table table:name="Table23" table:style-name="Table23">
        <table:table-column table:style-name="Table23.A"/>
        <table:table-row table:style-name="Table23.1">
          <table:table-cell table:style-name="Table23.A1" office:value-type="string">
            <text:p text:style-name="P76"><text:span text:style-name="T26">Write-Verbose</text:span><text:span text:style-name="T23"> </text:span><text:span text:style-name="T25">"Mensaje detallado del proceso."</text:span><text:span text:style-name="T23"> -Verbose</text:span></text:p>
          </table:table-cell>
        </table:table-row>
      </table:table>
      <text:p text:style-name="Standard"><text:span text:style-name="T11">Explicación:</text:span></text:p>
      <text:p text:style-name="Standard">Write-Verbose proporciona información detallada sobre la ejecución de un script, útil para la depuración y el seguimiento. Sin embargo, estos mensajes solo se muestran si se activa el parámetro -Verbose.</text:p>
      <text:p text:style-name="Standard"/>
      <text:p text:style-name="Standard"><text:span text:style-name="T11">Mostrar una advertencia</text:span></text:p>
      <table:table table:name="Table24" table:style-name="Table24">
        <table:table-column table:style-name="Table24.A"/>
        <table:table-row table:style-name="Table24.1">
          <table:table-cell table:style-name="Table24.A1" office:value-type="string">
            <text:p text:style-name="P76"><text:span text:style-name="T26">Write-Warning</text:span><text:span text:style-name="T23"> </text:span><text:span text:style-name="T25">"Advertencia: Queda poco espacio en disco."</text:span></text:p>
          </table:table-cell>
        </table:table-row>
      </table:table>
      <text:p text:style-name="Standard"><text:span text:style-name="T11">Explicación:</text:span></text:p>
      <text:p text:style-name="Standard">Write-Warning emite una advertencia, que se muestra en color amarillo por defecto. Este tipo de mensajes sirve para alertar al usuario sobre condiciones que no son necesariamente errores pero que podrían requerir atención.</text:p>
      <text:p text:style-name="P1"/>
      <text:p text:style-name="Standard"><text:span text:style-name="T11">Emitir un error</text:span></text:p>
      <table:table table:name="Table25" table:style-name="Table25">
        <table:table-column table:style-name="Table25.A"/>
        <table:table-row table:style-name="Table25.1">
          <table:table-cell table:style-name="Table25.A1" office:value-type="string">
            <text:p text:style-name="P76"><text:span text:style-name="T26">Write-Error</text:span><text:span text:style-name="T23"> </text:span><text:span text:style-name="T25">"Error crítico: Fallo de operación."</text:span></text:p>
          </table:table-cell>
        </table:table-row>
      </table:table>
      <text:p text:style-name="Standard"><text:span text:style-name="T11">Explicación:</text:span></text:p>
      <text:p text:style-name="Standard">Write-Error muestra un mensaje de error en color rojo, indicando problemas que han ocurrido durante la ejecución del script. A diferencia de Write-Host o Write-Output, Write-Error también puede ser capturado y manejado dentro de bloques try-catch.</text:p>
      <text:p text:style-name="Standard"/>
      <text:p text:style-name="Standard"><text:span text:style-name="T11">Combinar textos y variables</text:span></text:p>
      <table:table table:name="Table26" table:style-name="Table26">
        <table:table-column table:style-name="Table26.A"/>
        <table:table-row table:style-name="Table26.1">
          <table:table-cell table:style-name="Table26.A1" office:value-type="string">
            <text:p text:style-name="P76"><text:span text:style-name="T22">$nombre</text:span><text:span text:style-name="T23"> = </text:span><text:span text:style-name="T25">"Ana"</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Aquí se demuestra cómo incluir el contenido de una variable ($nombre) en un mensaje impreso. Este es un ejemplo de interpolación de cadenas en PowerShell.</text:p>
      <text:p text:style-name="Standard"/>
      <text:p text:style-name="Standard"><text:span text:style-name="T11">Imprimir múltiples líneas con un solo comando</text:span></text:p>
      <table:table table:name="Table27" table:style-name="Table27">
        <table:table-column table:style-name="Table27.A"/>
        <table:table-row table:style-name="Table27.1">
          <table:table-cell table:style-name="Table27.A1" office:value-type="string">
            <text:p text:style-name="P76"><text:span text:style-name="T25">"Primera línea"</text:span><text:span text:style-name="T23">, </text:span><text:span text:style-name="T25">"Segunda línea"</text:span><text:span text:style-name="T23"> | </text:span><text:span text:style-name="T26">Write-Output</text:span></text:p>
          </table:table-cell>
        </table:table-row>
      </table:table>
      <text:p text:style-name="Standard"><text:span text:style-name="T11">Explicación</text:span>:</text:p>
      <text:p text:style-name="Standard">Este ejemplo usa un array de cadenas, cada elemento del cual es pasado a Write-Output a través del pipeline. Cada cadena se imprime en su propia línea.</text:p>
      <text:p text:style-name="Standard"/>
      <text:p text:style-name="Standard"><text:span text:style-name="T11">Imprimir listado de objetos</text:span></text:p>
      <table:table table:name="Table28" table:style-name="Table28">
        <table:table-column table:style-name="Table28.A"/>
        <table:table-row table:style-name="Table28.1">
          <table:table-cell table:style-name="Table28.A1" office:value-type="string">
            <text:p text:style-name="P76"><text:span text:style-name="T22">$colores</text:span><text:span text:style-name="T23"> = </text:span><text:span text:style-name="T25">"Rojo"</text:span><text:span text:style-name="T23">, </text:span><text:span text:style-name="T25">"Verde"</text:span><text:span text:style-name="T23">, </text:span><text:span text:style-name="T25">"Azul"</text:span><text:span text:style-name="T23"><text:line-break/></text:span><text:span text:style-name="T22">$colores</text:span><text:span text:style-name="T23"> | </text:span><text:span text:style-name="T26">Write-Host</text:span></text:p>
          </table:table-cell>
        </table:table-row>
      </table:table>
      <text:p text:style-name="Standard"><text:span text:style-name="T11">Explicación:</text:span></text:p>
      <text:p text:style-name="Standard">Similar al ejemplo anterior, pero utilizando Write-Host para imprimir cada color en una línea nueva, demostrando la capacidad de Write-Host para manejar múltiples entradas del pipeline.</text:p>
      <text:p text:style-name="Standard"><text:span text:style-name="T11">Imprimir Texto Alineado</text:span></text:p>
      <table:table table:name="Table29" table:style-name="Table29">
        <table:table-column table:style-name="Table29.A"/>
        <table:table-row table:style-name="Table29.1">
          <table:table-cell table:style-name="Table29.A1" office:value-type="string">
            <text:p text:style-name="P76"><text:span text:style-name="T26">Write-Host</text:span><text:span text:style-name="T23"> </text:span><text:span text:style-name="T25">"Inicio de línea"</text:span><text:span text:style-name="T23"> -NoNewline; </text:span><text:span text:style-name="T26">Write-Host</text:span><text:span text:style-name="T23"> </text:span><text:span text:style-name="T25">" y fin de línea."</text:span></text:p>
          </table:table-cell>
        </table:table-row>
      </table:table>
      <text:p text:style-name="Standard"><text:span text:style-name="T11">Explicación:</text:span></text:p>
      <text:p text:style-name="Standard">Combina dos Write-Host con -NoNewline para mantener la salida en la misma línea, útil para situaciones donde se requiere un control preciso del formato del texto.</text:p>
      <text:p text:style-name="P1"/>
      <text:p text:style-name="Standard"><text:span text:style-name="T11">Imprimir con Formato Tabular</text:span></text:p>
      <table:table table:name="Table30" table:style-name="Table30">
        <table:table-column table:style-name="Table30.A"/>
        <table:table-row table:style-name="Table30.1">
          <table:table-cell table:style-name="Table30.A1" office:value-type="string">
            <text:p text:style-name="P76"><text:span text:style-name="T22">$info</text:span><text:span text:style-name="T23"> = [pscustomobject]@{Nombre=</text:span><text:span text:style-name="T25">"Luis"</text:span><text:span text:style-name="T23">; Edad=</text:span><text:span text:style-name="T22">30</text:span><text:span text:style-name="T23">}, [pscustomobject]@{Nombre=</text:span><text:span text:style-name="T25">"Marta"</text:span><text:span text:style-name="T23">; Edad=</text:span><text:span text:style-name="T22">25</text:span><text:span text:style-name="T23">}<text:line-break/></text:span><text:span text:style-name="T22">$info</text:span><text:span text:style-name="T23"> | </text:span><text:span text:style-name="T26">Format-Table</text:span><text:span text:style-name="T23"> | </text:span><text:span text:style-name="T26">Write-Output</text:span></text:p>
          </table:table-cell>
        </table:table-row>
      </table:table>
      <text:p text:style-name="Standard"><text:span text:style-name="T11">Explicación:</text:span></text:p>
      <text:p text:style-name="Standard">Crea objetos personalizados con propiedades Nombre y Edad, los organiza en una tabla mediante Format-Table, y luego pasa esta tabla a Write-Output. Es una manera efectiva de presentar datos estructurados de manera clara y organizada.</text:p>
      <text:p text:style-name="Standard"/>
      <text:p text:style-name="Standard"><text:span text:style-name="T11">Imprimir y redirigir a un Archivo</text:span></text:p>
      <table:table table:name="Table31" table:style-name="Table31">
        <table:table-column table:style-name="Table31.A"/>
        <table:table-row table:style-name="Table31.1">
          <table:table-cell table:style-name="Table31.A1" office:value-type="string">
            <text:p text:style-name="P76"><text:span text:style-name="T26">Write-Output</text:span><text:span text:style-name="T23"> </text:span><text:span text:style-name="T25">"Este es un mensaje"</text:span><text:span text:style-name="T23"> &gt; mensaje.txt</text:span></text:p>
          </table:table-cell>
        </table:table-row>
      </table:table>
      <text:p text:style-name="Standard"><text:span text:style-name="T11">Explicación:</text:span></text:p>
      <text:p text:style-name="Standard">Redirige la salida de Write-Output a un archivo llamado mensaje.txt, demostrando cómo se pueden guardar mensajes o datos en archivos directamente desde la consola de PowerShell.</text:p>
      <text:p text:style-name="Standard"/>
      <text:list xml:id="list2316642457260" text:continue-numbering="true" text:style-name="WWNum12">
        <text:list-item>
          <text:p text:style-name="P79"><text:bookmark text:name="_42sc9ash5tvn"/>Estructuras condicionales If-Else en PowerShell</text:p>
        </text:list-item>
      </text:list>
      <text:p text:style-name="Standard">Las estructuras if-else permiten ejecutar bloques de código de manera condicional. Funcionan evaluando una expresión que devuelve true o false y ejecutando el bloque de código correspondiente basado en el resultado de esa evaluación.</text:p>
      <text:p text:style-name="Standard"><text:span text:style-name="T11">Sintaxis Básica de If-Else en PowerShell</text:span></text:p>
      <table:table table:name="Table32" table:style-name="Table32">
        <table:table-column table:style-name="Table32.A"/>
        <table:table-row table:style-name="Table32.1">
          <table:table-cell table:style-name="Table32.A1" office:value-type="string">
            <text:p text:style-name="P76"><text:span text:style-name="T24">if</text:span><text:span text:style-name="T23"> (condición) {<text:line-break/> <text:s text:c="3"/></text:span><text:span text:style-name="T27"># código si la condición es verdadera</text:span><text:span text:style-name="T23"><text:line-break/>} </text:span><text:span text:style-name="T24">elseif</text:span><text:span text:style-name="T23"> (otra condición) {<text:line-break/> <text:s text:c="3"/></text:span><text:span text:style-name="T27"># código si la otra condición es verdadera</text:span><text:span text:style-name="T23"><text:line-break/>} </text:span><text:span text:style-name="T24">else</text:span><text:span text:style-name="T23"> {<text:line-break/> <text:s text:c="3"/></text:span><text:span text:style-name="T27"># código si ninguna de las condiciones anteriores es verdadera</text:span><text:span text:style-name="T23"><text:line-break/>}</text:span></text:p>
          </table:table-cell>
        </table:table-row>
      </table:table>
      <text:p text:style-name="Standard"><text:span text:style-name="T11">Explicación</text:span>:</text:p>
      <text:p text:style-name="Standard">Esta es la estructura básica para crear una lógica condicional en PowerShell. Comienza con un if que evalúa una condición. Si la condición es verdadera, ejecuta el código dentro del bloque. Si no, pasa a evaluar una condición en un elseif (si existe), y finalmente tiene un bloque else para ejecutar un código si todas las condiciones anteriores son falsas.</text:p>
      <text:p text:style-name="Standard"/>
      <text:p text:style-name="Standard"/>
      <text:list xml:id="list2316587747438" text:continue-numbering="true" text:style-name="WWNum12">
        <text:list-item>
          <text:list>
            <text:list-item>
              <text:p text:style-name="P80"><text:bookmark text:name="_a5ac8xoar7y"/>Ejemplos de estructuras condicionales If-Else</text:p>
            </text:list-item>
          </text:list>
        </text:list-item>
      </text:list>
      <text:p text:style-name="Standard"><text:span text:style-name="T11">If Simple</text:span></text:p>
      <table:table table:name="Table33" table:style-name="Table33">
        <table:table-column table:style-name="Table33.A"/>
        <text:soft-page-break/>
        <table:table-row table:style-name="Table33.1">
          <table:table-cell table:style-name="Table33.A1" office:value-type="string">
            <text:p text:style-name="P76"><text:span text:style-name="T22">$edad</text:span><text:span text:style-name="T23"> = </text:span><text:span text:style-name="T22">20</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text:span></text:p>
          </table:table-cell>
        </table:table-row>
      </table:table>
      <text:p text:style-name="Standard"><text:span text:style-name="T11">Explicación:</text:span></text:p>
      <text:p text:style-name="Standard">Verifica si la variable $edad es mayor o igual a 18. Si es cierto, imprime "Eres mayor de edad." Este tipo de condicional es útil para decisiones rápidas basadas en un único criterio.</text:p>
      <text:p text:style-name="Standard"/>
      <text:p text:style-name="Standard"><text:span text:style-name="T11">If-Else</text:span></text:p>
      <table:table table:name="Table34" table:style-name="Table34">
        <table:table-column table:style-name="Table34.A"/>
        <table:table-row table:style-name="Table34.1">
          <table:table-cell table:style-name="Table34.A1" office:value-type="string">
            <text:p text:style-name="P76"><text:span text:style-name="T22">$edad</text:span><text:span text:style-name="T23"> = </text:span><text:span text:style-name="T22">16</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 </text:span><text:span text:style-name="T24">else</text:span><text:span text:style-name="T23"> {<text:line-break/> <text:s text:c="3"/></text:span><text:span text:style-name="T26">Write-Host</text:span><text:span text:style-name="T23"> </text:span><text:span text:style-name="T25">"No eres mayor de edad."</text:span><text:span text:style-name="T23"><text:line-break/>}</text:span></text:p>
          </table:table-cell>
        </table:table-row>
      </table:table>
      <text:p text:style-name="Standard"><text:span text:style-name="T11">Explicación:</text:span></text:p>
      <text:p text:style-name="Standard">Similar al anterior pero con un bloque else que cubre el caso en que la condición no se cumpla. Aquí, si $edad no es al menos 18, se ejecuta el código en else, imprimiendo "No eres mayor de edad."</text:p>
      <text:p text:style-name="Standard"/>
      <text:p text:style-name="Standard"><text:span text:style-name="T11">If-ElseIf-Else</text:span></text:p>
      <table:table table:name="Table35" table:style-name="Table35">
        <table:table-column table:style-name="Table35.A"/>
        <table:table-row table:style-name="Table35.1">
          <table:table-cell table:style-name="Table35.A1" office:value-type="string">
            <text:p text:style-name="P76"><text:span text:style-name="T22">$calificacion</text:span><text:span text:style-name="T23"> = </text:span><text:span text:style-name="T22">85</text:span><text:span text:style-name="T23"><text:line-break/></text:span><text:span text:style-name="T24">if</text:span><text:span text:style-name="T23"> (</text:span><text:span text:style-name="T22">$calificacion</text:span><text:span text:style-name="T23"> -ge </text:span><text:span text:style-name="T22">90</text:span><text:span text:style-name="T23">) {<text:line-break/> <text:s text:c="3"/></text:span><text:span text:style-name="T26">Write-Host</text:span><text:span text:style-name="T23"> </text:span><text:span text:style-name="T25">"Excelente"</text:span><text:span text:style-name="T23"><text:line-break/>} </text:span><text:span text:style-name="T24">elseif</text:span><text:span text:style-name="T23"> (</text:span><text:span text:style-name="T22">$calificacion</text:span><text:span text:style-name="T23"> -ge </text:span><text:span text:style-name="T22">80</text:span><text:span text:style-name="T23">) {<text:line-break/> <text:s text:c="3"/></text:span><text:span text:style-name="T26">Write-Host</text:span><text:span text:style-name="T23"> </text:span><text:span text:style-name="T25">"Bueno"</text:span><text:span text:style-name="T23"><text:line-break/>} </text:span><text:span text:style-name="T24">else</text:span><text:span text:style-name="T23"> {<text:line-break/> <text:s text:c="3"/></text:span><text:span text:style-name="T26">Write-Host</text:span><text:span text:style-name="T23"> </text:span><text:span text:style-name="T25">"Necesita mejorar"</text:span><text:span text:style-name="T23"><text:line-break/>}</text:span></text:p>
          </table:table-cell>
        </table:table-row>
      </table:table>
      <text:p text:style-name="Standard"><text:span text:style-name="T11">Explicación</text:span>:</text:p>
      <text:p text:style-name="Standard">Este ejemplo maneja múltiples condiciones para clasificar una calificación. Dependiendo del rango en el que la calificación se encuentre, imprime un mensaje diferente.</text:p>
      <text:p text:style-name="Standard"/>
      <text:p text:style-name="Standard"><text:span text:style-name="T11">Condiciones Compuestas</text:span></text:p>
      <table:table table:name="Table36" table:style-name="Table36">
        <table:table-column table:style-name="Table36.A"/>
        <table:table-row table:style-name="Table36.1">
          <table:table-cell table:style-name="Table36.A1" office:value-type="string">
            <text:p text:style-name="P76"><text:span text:style-name="T22">$edad</text:span><text:span text:style-name="T23"> = </text:span><text:span text:style-name="T22">25</text:span><text:span text:style-name="T23"><text:line-break/></text:span><text:span text:style-name="T22">$tieneLicencia</text:span><text:span text:style-name="T23"> = </text:span><text:span text:style-name="T22">$true</text:span><text:span text:style-name="T23"><text:line-break/></text:span><text:span text:style-name="T24">if</text:span><text:span text:style-name="T23"> (</text:span><text:span text:style-name="T22">$edad</text:span><text:span text:style-name="T23"> -ge </text:span><text:span text:style-name="T22">18</text:span><text:span text:style-name="T23"> -and </text:span><text:span text:style-name="T22">$tieneLicencia</text:span><text:span text:style-name="T23">) {<text:line-break/> <text:s text:c="3"/></text:span><text:span text:style-name="T26">Write-Host</text:span><text:span text:style-name="T23"> </text:span><text:span text:style-name="T25">"Puede conducir"</text:span><text:span text:style-name="T23"><text:line-break/>} </text:span><text:span text:style-name="T24">else</text:span><text:span text:style-name="T23"> {<text:line-break/> <text:s text:c="3"/></text:span><text:span text:style-name="T26">Write-Host</text:span><text:span text:style-name="T23"> </text:span><text:span text:style-name="T25">"No puede conducir"</text:span><text:span text:style-name="T23"><text:line-break/>}</text:span></text:p>
          </table:table-cell>
        </table:table-row>
      </table:table>
      <text:p text:style-name="Standard"><text:span text:style-name="T11">Explicación:</text:span></text:p>
      <text:p text:style-name="Standard">Evalúa dos condiciones simultáneamente ($edad debe ser al menos 18 y $tieneLicencia debe ser verdadero). Solo si ambas condiciones son verdaderas, se permite conducir.</text:p>
      <text:p text:style-name="Standard"/>
      <text:p text:style-name="Standard"><text:span text:style-name="T11">Negación de Condición</text:span></text:p>
      <table:table table:name="Table37" table:style-name="Table37">
        <table:table-column table:style-name="Table37.A"/>
        <table:table-row table:style-name="Table37.1">
          <table:table-cell table:style-name="Table37.A1" office:value-type="string">
            <text:p text:style-name="P76"><text:span text:style-name="T22">$usuarioLogueado</text:span><text:span text:style-name="T23"> = </text:span><text:span text:style-name="T22">$false</text:span><text:span text:style-name="T23"><text:line-break/></text:span><text:span text:style-name="T24">if</text:span><text:span text:style-name="T23"> (-not </text:span><text:span text:style-name="T22">$usuarioLogueado</text:span><text:span text:style-name="T23">) {<text:line-break/> <text:s text:c="3"/></text:span><text:span text:style-name="T26">Write-Host</text:span><text:span text:style-name="T23"> </text:span><text:span text:style-name="T25">"Usuario no logueado"</text:span><text:span text:style-name="T23"><text:line-break/>}</text:span></text:p>
          </table:table-cell>
        </table:table-row>
      </table:table>
      <text:p text:style-name="Standard"><text:span text:style-name="T11">Explicación</text:span>:</text:p>
      <text:p text:style-name="Standard">Utiliza el operador de negación -not para verificar si $usuarioLogueado es falso, es decir, si el usuario no está logueado.</text:p>
      <text:p text:style-name="Standard"/>
      <text:p text:style-name="Standard"><text:span text:style-name="T11">Operador -or</text:span></text:p>
      <table:table table:name="Table38" table:style-name="Table38">
        <table:table-column table:style-name="Table38.A"/>
        <table:table-row table:style-name="Table38.1">
          <table:table-cell table:style-name="Table38.A1" office:value-type="string">
            <text:p text:style-name="P76"><text:span text:style-name="T22">$temperatura</text:span><text:span text:style-name="T23"> = </text:span><text:span text:style-name="T22">30</text:span><text:span text:style-name="T23"><text:line-break/></text:span><text:span text:style-name="T24">if</text:span><text:span text:style-name="T23"> (</text:span><text:span text:style-name="T22">$temperatura</text:span><text:span text:style-name="T23"> -lt </text:span><text:span text:style-name="T22">15</text:span><text:span text:style-name="T23"> -or </text:span><text:span text:style-name="T22">$temperatura</text:span><text:span text:style-name="T23"> -gt </text:span><text:span text:style-name="T22">25</text:span><text:span text:style-name="T23">) {<text:line-break/> <text:s text:c="3"/></text:span><text:span text:style-name="T26">Write-Host</text:span><text:span text:style-name="T23"> </text:span><text:span text:style-name="T25">"Temperatura fuera del rango cómodo"</text:span><text:span text:style-name="T23"><text:line-break/>}</text:span></text:p>
          </table:table-cell>
        </table:table-row>
      </table:table>
      <text:p text:style-name="Standard"><text:span text:style-name="T11">Explicación:</text:span></text:p>
      <text:p text:style-name="Standard">Verifica si la temperatura está fuera de un rango cómodo (menor que 15 o mayor que 25). Si alguna de las condiciones es verdadera, ejecuta el bloque de código.</text:p>
      <text:p text:style-name="Standard"/>
      <text:p text:style-name="Standard"><text:span text:style-name="T11">Comparación de cadenas</text:span></text:p>
      <table:table table:name="Table39" table:style-name="Table39">
        <table:table-column table:style-name="Table39.A"/>
        <table:table-row table:style-name="Table39.1">
          <table:table-cell table:style-name="Table39.A1" office:value-type="string">
            <text:p text:style-name="P76"><text:span text:style-name="T22">$usuario</text:span><text:span text:style-name="T23"> = </text:span><text:span text:style-name="T25">"admin"</text:span><text:span text:style-name="T23"><text:line-break/></text:span><text:span text:style-name="T24">if</text:span><text:span text:style-name="T23"> (</text:span><text:span text:style-name="T22">$usuario</text:span><text:span text:style-name="T23"> -eq </text:span><text:span text:style-name="T25">"admin"</text:span><text:span text:style-name="T23">) {<text:line-break/> <text:s text:c="3"/></text:span><text:span text:style-name="T26">Write-Host</text:span><text:span text:style-name="T23"> </text:span><text:span text:style-name="T25">"Usuario es administrador"</text:span><text:span text:style-name="T23"><text:line-break/>}</text:span></text:p>
          </table:table-cell>
        </table:table-row>
      </table:table>
      <text:p text:style-name="Standard"><text:span text:style-name="T11">Explicación:</text:span></text:p>
      <text:p text:style-name="Standard">Compara directamente la variable $usuario con la cadena "admin" para verificar si el usuario tiene privilegios de administrador.</text:p>
      <text:p text:style-name="Standard"/>
      <text:p text:style-name="Standard"><text:span text:style-name="T11">Verificación de nulos</text:span></text:p>
      <table:table table:name="Table40" table:style-name="Table40">
        <table:table-column table:style-name="Table40.A"/>
        <table:table-row table:style-name="Table40.1">
          <table:table-cell table:style-name="Table40.A1" office:value-type="string">
            <text:p text:style-name="P76"><text:span text:style-name="T22">$producto</text:span><text:span text:style-name="T23"> = </text:span><text:span text:style-name="T22">$null</text:span><text:span text:style-name="T23"><text:line-break/></text:span><text:span text:style-name="T24">if</text:span><text:span text:style-name="T23"> (</text:span><text:span text:style-name="T22">$null</text:span><text:span text:style-name="T23"> -eq </text:span><text:span text:style-name="T22">$producto</text:span><text:span text:style-name="T23">) {<text:line-break/> <text:s text:c="3"/></text:span><text:span text:style-name="T26">Write-Host</text:span><text:span text:style-name="T23"> </text:span><text:span text:style-name="T25">"Producto no definido"</text:span><text:span text:style-name="T23"><text:line-break/>}</text:span></text:p>
          </table:table-cell>
        </table:table-row>
      </table:table>
      <text:p text:style-name="Standard"/>
      <text:p text:style-name="Standard"><text:span text:style-name="T11">Explicación:</text:span></text:p>
      <text:p text:style-name="Standard">Verifica si la variable $producto es nula, lo que indica que no ha sido definida o inicializada.</text:p>
      <text:p text:style-name="Standard"/>
      <text:p text:style-name="Standard"><text:span text:style-name="T11">Evaluación de variables booleanas directamente</text:span></text:p>
      <table:table table:name="Table41" table:style-name="Table41">
        <table:table-column table:style-name="Table41.A"/>
        <table:table-row table:style-name="Table41.1">
          <table:table-cell table:style-name="Table41.A1" office:value-type="string">
            <text:p text:style-name="P76"><text:span text:style-name="T22">$activo</text:span><text:span text:style-name="T23"> = </text:span><text:span text:style-name="T22">$true</text:span><text:span text:style-name="T23"><text:line-break/>if (</text:span><text:span text:style-name="T22">$activo</text:span><text:span text:style-name="T23">) {<text:line-break/> <text:s text:c="3"/></text:span><text:span text:style-name="T26">Write-Host</text:span><text:span text:style-name="T23"> </text:span><text:span text:style-name="T25">"El sistema está activo"</text:span><text:span text:style-name="T23"><text:line-break/>}</text:span></text:p>
          </table:table-cell>
        </table:table-row>
      </table:table>
      <text:p text:style-name="Standard"><text:span text:style-name="T11">Explicación:</text:span></text:p>
      <text:p text:style-name="Standard">Dado que $activo es una variable booleana, se puede evaluar directamente en el if sin necesidad de compararla explícitamente con true o false.</text:p>
      <text:p text:style-name="Standard"/>
      <text:p text:style-name="Standard"><text:span text:style-name="T11">Evaluación de arrays</text:span></text:p>
      <table:table table:name="Table42" table:style-name="Table42">
        <table:table-column table:style-name="Table42.A"/>
        <table:table-row table:style-name="Table42.1">
          <table:table-cell table:style-name="Table42.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text:line-break/></text:span><text:span text:style-name="T24">if</text:span><text:span text:style-name="T23"> (</text:span><text:span text:style-name="T22">$numeros</text:span><text:span text:style-name="T23">.Contains(</text:span><text:span text:style-name="T22">2</text:span><text:span text:style-name="T23">)) {<text:line-break/> <text:s text:c="3"/></text:span><text:span text:style-name="T26">Write-Host</text:span><text:span text:style-name="T23"> </text:span><text:span text:style-name="T25">"El número 2 está en el array"</text:span><text:span text:style-name="T23"><text:line-break/>}</text:span></text:p>
          </table:table-cell>
        </table:table-row>
      </table:table>
      <text:p text:style-name="Standard"><text:span text:style-name="T11">Explicación</text:span>:</text:p>
      <text:p text:style-name="Standard">Utiliza el método .Contains() para verificar si el array $numeros contiene el elemento 2.</text:p>
      <text:p text:style-name="Standard"/>
      <text:p text:style-name="Standard"><text:span text:style-name="T11">Uso de funciones en condiciones</text:span></text:p>
      <table:table table:name="Table43" table:style-name="Table43">
        <table:table-column table:style-name="Table43.A"/>
        <table:table-row table:style-name="Table43.1">
          <table:table-cell table:style-name="Table43.A1" office:value-type="string">
            <text:p text:style-name="P76"><text:span text:style-name="T24">function</text:span><text:span text:style-name="T23"> EsPar(</text:span><text:span text:style-name="T22">$numero</text:span><text:span text:style-name="T23">) {<text:line-break/> <text:s text:c="3"/></text:span><text:span text:style-name="T24">return</text:span><text:span text:style-name="T23"> </text:span><text:span text:style-name="T22">$numero</text:span><text:span text:style-name="T23"> % </text:span><text:span text:style-name="T22">2</text:span><text:span text:style-name="T23"> -eq </text:span><text:span text:style-name="T22">0</text:span><text:span text:style-name="T23"><text:line-break/>}<text:line-break/><text:line-break/></text:span><text:span text:style-name="T22">$miNumero</text:span><text:span text:style-name="T23"> = </text:span><text:span text:style-name="T22">4</text:span><text:span text:style-name="T23"><text:line-break/></text:span><text:span text:style-name="T24">if</text:span><text:span text:style-name="T23"> (EsPar </text:span><text:span text:style-name="T22">$miNumero</text:span><text:span text:style-name="T23">) {<text:line-break/> <text:s text:c="3"/></text:span><text:span text:style-name="T26">Write-Host</text:span><text:span text:style-name="T23"> </text:span><text:span text:style-name="T25">"</text:span><text:span text:style-name="T22">$miNumero</text:span><text:span text:style-name="T25"> es par"</text:span><text:span text:style-name="T23"><text:line-break/>}</text:span></text:p>
          </table:table-cell>
        </table:table-row>
      </table:table>
      <text:p text:style-name="Standard"><text:span text:style-name="T11">Explicación:</text:span></text:p>
      <text:p text:style-name="Standard">Define una función EsPar que determina si un número es par. Luego, usa esta función dentro de una condición if para evaluar si $miNumero es par.</text:p>
      <text:p text:style-name="Standard"><text:soft-page-break/></text:p>
      <text:p text:style-name="Standard"><text:span text:style-name="T11">Comparaciones con tipos de datos específicos</text:span></text:p>
      <table:table table:name="Table44" table:style-name="Table44">
        <table:table-column table:style-name="Table44.A"/>
        <table:table-row table:style-name="Table44.1">
          <table:table-cell table:style-name="Table44.A1" office:value-type="string">
            <text:p text:style-name="P76"><text:span text:style-name="T22">$fecha</text:span><text:span text:style-name="T23"> = </text:span><text:span text:style-name="T26">Get-Date</text:span><text:span text:style-name="T23"><text:line-break/>if (</text:span><text:span text:style-name="T22">$fecha</text:span><text:span text:style-name="T23"> -is [DateTime]) {<text:line-break/> <text:s text:c="3"/></text:span><text:span text:style-name="T26">Write-Host</text:span><text:span text:style-name="T23"> </text:span><text:span text:style-name="T25">"Fecha es de tipo DateTime"</text:span><text:span text:style-name="T23"><text:line-break/>}</text:span></text:p>
          </table:table-cell>
        </table:table-row>
      </table:table>
      <text:p text:style-name="Standard"><text:span text:style-name="T11">Explicación:</text:span></text:p>
      <text:p text:style-name="Standard">Utiliza el operador -is para verificar si la variable $fecha es del tipo [DateTime].</text:p>
      <text:p text:style-name="Standard">Estos ejemplos demuestran cómo puedes utilizar las estructuras if-else para realizar decisiones basadas en condiciones complejas, manipulación de tipos de datos, y lógica de negocio en tus scripts de PowerShell.</text:p>
      <text:list xml:id="list2316557045409" text:continue-numbering="true" text:style-name="WWNum12">
        <text:list-item>
          <text:p text:style-name="P79"><text:bookmark text:name="_a7ls2dovhqpp"/>Lectura de la entrada estándar en PowerShell</text:p>
        </text:list-item>
      </text:list>
      <text:p text:style-name="Standard">En PowerShell, la entrada estándar se puede leer a través del cmdlet Read-Host, que permite a los usuarios interactuar con scripts mediante la introducción de datos en tiempo de ejecución. Esta capacidad es esencial para scripts que requieren input dinámico o personalización basada en el usuario.</text:p>
      <text:list xml:id="list2315203719368" text:continue-numbering="true" text:style-name="WWNum12">
        <text:list-item>
          <text:list>
            <text:list-item>
              <text:p text:style-name="P80"><text:bookmark text:name="_9002qvaodk86"/>Ejemplos de lectura de la entrada estándar</text:p>
            </text:list-item>
          </text:list>
        </text:list-item>
      </text:list>
      <text:p text:style-name="Standard"><text:span text:style-name="T11">Leer una Cadena Simple</text:span></text:p>
      <table:table table:name="Table45" table:style-name="Table45">
        <table:table-column table:style-name="Table45.A"/>
        <table:table-row table:style-name="Table45.1">
          <table:table-cell table:style-name="Table45.A1" office:value-type="string">
            <text:p text:style-name="P76"><text:span text:style-name="T22">$nombre</text:span><text:span text:style-name="T23"> = </text:span><text:span text:style-name="T26">Read-Host</text:span><text:span text:style-name="T23"> </text:span><text:span text:style-name="T25">"Introduce tu nombre"</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Este ejemplo pide al usuario que introduzca su nombre. El valor introducido se almacena en la variable $nombre y luego se usa para saludar al usuario.</text:p>
      <text:p text:style-name="Standard"/>
      <text:p text:style-name="Standard"><text:span text:style-name="T11">Convertir la Entrada en un Número Entero</text:span></text:p>
      <table:table table:name="Table46" table:style-name="Table46">
        <table:table-column table:style-name="Table46.A"/>
        <table:table-row table:style-name="Table46.1">
          <table:table-cell table:style-name="Table46.A1" office:value-type="string">
            <text:p text:style-name="P76"><text:span text:style-name="T22">$edad</text:span><text:span text:style-name="T23"> = </text:span><text:span text:style-name="T26">Read-Host</text:span><text:span text:style-name="T23"> </text:span><text:span text:style-name="T25">"Introduce tu edad"</text:span><text:span text:style-name="T23"><text:line-break/></text:span><text:span text:style-name="T22">$edad</text:span><text:span text:style-name="T23"> = [int]</text:span><text:span text:style-name="T22">$edad</text:span><text:span text:style-name="T23"><text:line-break/></text:span><text:span text:style-name="T26">Write-Host</text:span><text:span text:style-name="T23"> </text:span><text:span text:style-name="T25">"Tienes </text:span><text:span text:style-name="T22">$edad</text:span><text:span text:style-name="T25"> años."</text:span></text:p>
          </table:table-cell>
        </table:table-row>
      </table:table>
      <text:p text:style-name="Standard"><text:span text:style-name="T11">Explicación:</text:span></text:p>
      <text:p text:style-name="Standard">Aquí se solicita la edad del usuario. La entrada, que por defecto es una cadena, se convierte explícitamente a un entero ([int]) antes de ser almacenada y utilizada.</text:p>
      <text:p text:style-name="Standard"/>
      <text:p text:style-name="Standard"><text:span text:style-name="T11">Leer un Booleano</text:span></text:p>
      <table:table table:name="Table47" table:style-name="Table47">
        <table:table-column table:style-name="Table47.A"/>
        <table:table-row table:style-name="Table47.1">
          <table:table-cell table:style-name="Table47.A1" office:value-type="string">
            <text:p text:style-name="P76"><text:span text:style-name="T22">$respuesta</text:span><text:span text:style-name="T23"> = </text:span><text:span text:style-name="T26">Read-Host</text:span><text:span text:style-name="T23"> </text:span><text:span text:style-name="T25">"¿Eres mayor de 18 años? (sí/no)"</text:span><text:span text:style-name="T23"><text:line-break/></text:span><text:span text:style-name="T24">if</text:span><text:span text:style-name="T23"> (</text:span><text:span text:style-name="T22">$respuesta</text:span><text:span text:style-name="T23"> -eq </text:span><text:span text:style-name="T25">"sí"</text:span><text:span text:style-name="T23">) {<text:line-break/> <text:s text:c="3"/></text:span><text:span text:style-name="T26">Write-Host</text:span><text:span text:style-name="T23"> </text:span><text:span text:style-name="T25">"Acceso concedido."</text:span><text:span text:style-name="T23"><text:line-break/>} </text:span><text:span text:style-name="T24">else</text:span><text:span text:style-name="T23"> {<text:line-break/> <text:s text:c="3"/></text:span><text:span text:style-name="T26">Write-Host</text:span><text:span text:style-name="T23"> </text:span><text:span text:style-name="T25">"Acceso denegado."</text:span><text:span text:style-name="T23"><text:line-break/>}</text:span></text:p>
          </table:table-cell>
        </table:table-row>
      </table:table>
      <text:p text:style-name="Standard"><text:span text:style-name="T11">Explicación:</text:span></text:p>
      <text:p text:style-name="Standard">Se pide al usuario que confirme si es mayor de edad. Dependiendo de la respuesta, el script toma una decisión de control de acceso.</text:p>
      <text:p text:style-name="Standard"/>
      <text:p text:style-name="Standard"><text:span text:style-name="T11">Validación de entrada</text:span></text:p>
      <table:table table:name="Table48" table:style-name="Table48">
        <table:table-column table:style-name="Table48.A"/>
        <table:table-row table:style-name="Table48.1">
          <table:table-cell table:style-name="Table48.A1" office:value-type="string">
            <text:p text:style-name="P76"><text:span text:style-name="T24">do</text:span><text:span text:style-name="T23"> {<text:line-break/> <text:s text:c="3"/></text:span><text:span text:style-name="T22">$email</text:span><text:span text:style-name="T23"> = </text:span><text:span text:style-name="T26">Read-Host</text:span><text:span text:style-name="T23"> </text:span><text:span text:style-name="T25">"Introduce tu correo electrónico"</text:span><text:span text:style-name="T23"><text:line-break/>} </text:span><text:span text:style-name="T24">while</text:span><text:span text:style-name="T23"> (-not </text:span><text:span text:style-name="T22">$email</text:span><text:span text:style-name="T23"> -match </text:span><text:span text:style-name="T25">"^\S+@\S+\.\S+$"</text:span><text:span text:style-name="T23">)<text:line-break/></text:span><text:span text:style-name="T26">Write-Host</text:span><text:span text:style-name="T23"> </text:span><text:span text:style-name="T25">"Email válido: </text:span><text:span text:style-name="T22">$email</text:span><text:span text:style-name="T25">"</text:span></text:p>
          </table:table-cell>
        </table:table-row>
      </table:table>
      <text:p text:style-name="Standard"><text:span text:style-name="T11">Explicación:</text:span></text:p>
      <text:p text:style-name="Standard">Solicita al usuario su correo electrónico repetidamente hasta que introduzca un formato válido (simple validación con expresión regular).</text:p>
      <text:p text:style-name="Standard"/>
      <text:p text:style-name="Standard"><text:span text:style-name="T11">Lectura de contraseña</text:span></text:p>
      <table:table table:name="Table49" table:style-name="Table49">
        <table:table-column table:style-name="Table49.A"/>
        <table:table-row table:style-name="Table49.1">
          <table:table-cell table:style-name="Table49.A1" office:value-type="string">
            <text:p text:style-name="P76"><text:span text:style-name="T22">$password</text:span><text:span text:style-name="T23"> = </text:span><text:span text:style-name="T26">Read-Host</text:span><text:span text:style-name="T23"> </text:span><text:span text:style-name="T25">"Introduce tu contraseña"</text:span><text:span text:style-name="T23"> -AsSecureString<text:line-break/></text:span><text:span text:style-name="T26">Write-Host</text:span><text:span text:style-name="T23"> </text:span><text:span text:style-name="T25">"Contraseña guardada de forma segura."</text:span></text:p>
          </table:table-cell>
        </table:table-row>
      </table:table>
      <text:p text:style-name="Standard"><text:span text:style-name="T11">Explicación:</text:span></text:p>
      <text:p text:style-name="Standard">Pide al usuario que introduzca una contraseña, utilizando el parámetro -AsSecureString para asegurar que la entrada se maneje de manera segura en memoria.</text:p>
      <text:p text:style-name="Standard"/>
      <text:p text:style-name="Standard"><text:span text:style-name="T11">Elección múltiple</text:span></text:p>
      <table:table table:name="Table50" table:style-name="Table50">
        <table:table-column table:style-name="Table50.A"/>
        <table:table-row table:style-name="Table50.1">
          <table:table-cell table:style-name="Table50.A1" office:value-type="string">
            <text:p text:style-name="P76"><text:span text:style-name="T22">$colorFavorito</text:span><text:span text:style-name="T23"> = </text:span><text:span text:style-name="T26">Read-Host</text:span><text:span text:style-name="T23"> </text:span><text:span text:style-name="T25">"Elige tu color favorito (Rojo, Verde, Azul)"</text:span><text:span text:style-name="T23"><text:line-break/></text:span><text:span text:style-name="T24">switch</text:span><text:span text:style-name="T23"> (</text:span><text:span text:style-name="T22">$colorFavorito</text:span><text:span text:style-name="T23">) {<text:line-break/> <text:s text:c="3"/></text:span><text:span text:style-name="T25">"Rojo"</text:span><text:span text:style-name="T23"> { </text:span><text:span text:style-name="T26">Write-Host</text:span><text:span text:style-name="T23"> </text:span><text:span text:style-name="T25">"Has elegido Rojo."</text:span><text:span text:style-name="T23"> }<text:line-break/> <text:s text:c="3"/></text:span><text:span text:style-name="T25">"Verde"</text:span><text:span text:style-name="T23"> { </text:span><text:span text:style-name="T26">Write-Host</text:span><text:span text:style-name="T23"> </text:span><text:span text:style-name="T25">"Has elegido Verde."</text:span><text:span text:style-name="T23"> }<text:line-break/> <text:s text:c="3"/></text:span><text:span text:style-name="T25">"Azul"</text:span><text:span text:style-name="T23"> { </text:span><text:span text:style-name="T26">Write-Host</text:span><text:span text:style-name="T23"> </text:span><text:span text:style-name="T25">"Has elegido Azul."</text:span><text:span text:style-name="T23"> }<text:line-break/> <text:s text:c="3"/>default { </text:span><text:span text:style-name="T26">Write-Host</text:span><text:span text:style-name="T23"> </text:span><text:span text:style-name="T25">"No has elegido un color válido."</text:span><text:span text:style-name="T23"> }<text:line-break/>}</text:span></text:p>
          </table:table-cell>
        </table:table-row>
      </table:table>
      <text:p text:style-name="Standard"><text:span text:style-name="T11">Explicación:</text:span></text:p>
      <text:p text:style-name="Standard">Este script le permite al usuario elegir entre tres opciones. Utiliza un switch para manejar la respuesta.</text:p>
      <text:p text:style-name="Standard"/>
      <text:p text:style-name="Standard"><text:span text:style-name="T11">Ejemplo 7: Confirmación Sí/No</text:span></text:p>
      <table:table table:name="Table51" table:style-name="Table51">
        <table:table-column table:style-name="Table51.A"/>
        <table:table-row table:style-name="Table51.1">
          <table:table-cell table:style-name="Table51.A1" office:value-type="string">
            <text:p text:style-name="P76"><text:span text:style-name="T22">$confirmacion</text:span><text:span text:style-name="T23"> = </text:span><text:span text:style-name="T26">Read-Host</text:span><text:span text:style-name="T23"> </text:span><text:span text:style-name="T25">"¿Deseas continuar? (sí/no)"</text:span><text:span text:style-name="T23"><text:line-break/></text:span><text:span text:style-name="T24">if</text:span><text:span text:style-name="T23"> (</text:span><text:span text:style-name="T22">$confirmacion</text:span><text:span text:style-name="T23"> -eq </text:span><text:span text:style-name="T25">"sí"</text:span><text:span text:style-name="T23">) {<text:line-break/> <text:s text:c="3"/></text:span><text:span text:style-name="T26">Write-Host</text:span><text:span text:style-name="T23"> </text:span><text:span text:style-name="T25">"Proceso continuado."</text:span><text:span text:style-name="T23"><text:line-break/>} </text:span><text:span text:style-name="T24">else</text:span><text:span text:style-name="T23"> {<text:line-break/> <text:s text:c="3"/></text:span><text:span text:style-name="T26">Write-Host</text:span><text:span text:style-name="T23"> </text:span><text:span text:style-name="T25">"Proceso detenido."</text:span><text:span text:style-name="T23"><text:line-break/>}</text:span></text:p>
          </table:table-cell>
        </table:table-row>
      </table:table>
      <text:p text:style-name="Standard"><text:span text:style-name="T11">Explicación:</text:span></text:p>
      <text:p text:style-name="Standard">Pide al usuario que confirme si desea continuar con el proceso. La acción se toma en base a su respuesta.</text:p>
      <text:p text:style-name="Standard"/>
      <text:p text:style-name="Standard"><text:span text:style-name="T11">Entrada de número con validación</text:span></text:p>
      <table:table table:name="Table52" table:style-name="Table52">
        <table:table-column table:style-name="Table52.A"/>
        <table:table-row table:style-name="Table52.1">
          <table:table-cell table:style-name="Table52.A1" office:value-type="string">
            <text:p text:style-name="P76"><text:span text:style-name="T24">do</text:span><text:span text:style-name="T23"> {<text:line-break/> <text:s text:c="3"/></text:span><text:span text:style-name="T22">$numero</text:span><text:span text:style-name="T23"> = </text:span><text:span text:style-name="T26">Read-Host</text:span><text:span text:style-name="T23"> </text:span><text:span text:style-name="T25">"Introduce un número (0-100)"</text:span><text:span text:style-name="T23"><text:line-break/>} </text:span><text:span text:style-name="T24">while</text:span><text:span text:style-name="T23"> (-not (</text:span><text:span text:style-name="T22">$numero</text:span><text:span text:style-name="T23"> -as [int]) -or </text:span><text:span text:style-name="T22">$numero</text:span><text:span text:style-name="T23"> -lt </text:span><text:span text:style-name="T22">0</text:span><text:span text:style-name="T23"> -or </text:span><text:span text:style-name="T22">$numero</text:span><text:span text:style-name="T23"> -gt </text:span><text:span text:style-name="T22">100</text:span><text:span text:style-name="T23">)<text:line-break/></text:span><text:span text:style-name="T26">Write-Host</text:span><text:span text:style-name="T23"> </text:span><text:span text:style-name="T25">"Número válido: </text:span><text:span text:style-name="T22">$numero</text:span><text:span text:style-name="T25">"</text:span></text:p>
          </table:table-cell>
        </table:table-row>
      </table:table>
      <text:p text:style-name="Standard"><text:span text:style-name="T11">Explicación:</text:span></text:p>
      <text:p text:style-name="Standard">Pide un número entre 0 y 100, asegurando que la entrada sea un entero válido dentro del rango especificado.</text:p>
      <text:p text:style-name="Standard"/>
      <text:p text:style-name="Standard"><text:span text:style-name="T11">Ejemplo 9: Lectura de fecha</text:span></text:p>
      <table:table table:name="Table53" table:style-name="Table53">
        <table:table-column table:style-name="Table53.A"/>
        <table:table-row table:style-name="Table53.1">
          <table:table-cell table:style-name="Table53.A1" office:value-type="string">
            <text:p text:style-name="P76"><text:span text:style-name="T22">$fecha</text:span><text:span text:style-name="T23"> = </text:span><text:span text:style-name="T26">Read-Host</text:span><text:span text:style-name="T23"> </text:span><text:span text:style-name="T25">"Introduce tu fecha de nacimiento (formato: YYYY-MM-DD)"</text:span><text:span text:style-name="T23"><text:line-break/></text:span><text:span text:style-name="T22">$fecha</text:span><text:span text:style-name="T23"> = [datetime]::Parse(</text:span><text:span text:style-name="T22">$fecha</text:span><text:span text:style-name="T23">)<text:line-break/></text:span><text:span text:style-name="T26">Write-Host</text:span><text:span text:style-name="T23"> </text:span><text:span text:style-name="T25">"Fecha de nacimiento: </text:span><text:span text:style-name="T22">$fecha</text:span><text:span text:style-name="T25">"</text:span></text:p>
          </table:table-cell>
        </table:table-row>
      </table:table>
      <text:p text:style-name="Standard"><text:span text:style-name="T11">Explicación:</text:span></text:p>
      <text:p text:style-name="Standard">Solicita la fecha de nacimiento del usuario y la convierte a un objeto de tipo DateTime.</text:p>
      <text:p text:style-name="Standard"/>
      <text:p text:style-name="Standard"><text:soft-page-break/><text:span text:style-name="T11">Lista de valores separados por comas</text:span></text:p>
      <table:table table:name="Table54" table:style-name="Table54">
        <table:table-column table:style-name="Table54.A"/>
        <table:table-row table:style-name="Table54.1">
          <table:table-cell table:style-name="Table54.A1" office:value-type="string">
            <text:p text:style-name="P76"><text:span text:style-name="T22">$items</text:span><text:span text:style-name="T23"> = </text:span><text:span text:style-name="T26">Read-Host</text:span><text:span text:style-name="T23"> </text:span><text:span text:style-name="T25">"Introduce una lista de artículos, separados por comas"</text:span><text:span text:style-name="T23"><text:line-break/></text:span><text:span text:style-name="T22">$arrayItems</text:span><text:span text:style-name="T23"> = </text:span><text:span text:style-name="T22">$items</text:span><text:span text:style-name="T23"> -split </text:span><text:span text:style-name="T25">","</text:span><text:span text:style-name="T23"><text:line-break/></text:span><text:span text:style-name="T26">Write-Host</text:span><text:span text:style-name="T23"> </text:span><text:span text:style-name="T25">"Has introducido $(</text:span><text:span text:style-name="T22">$arrayItems</text:span><text:span text:style-name="T25">.Count) artículos."</text:span></text:p>
          </table:table-cell>
        </table:table-row>
      </table:table>
      <text:p text:style-name="Standard"><text:span text:style-name="T11">Explicación:</text:span></text:p>
      <text:p text:style-name="Standard">Pide al usuario que introduzca una lista de artículos separados por comas y luego divide la cadena en un array de artículos individuales.</text:p>
      <text:list xml:id="list2316128206738" text:continue-numbering="true" text:style-name="WWNum12">
        <text:list-item>
          <text:p text:style-name="P79"><text:bookmark text:name="_d8gxcd6hxzr5"/>Ejercicios resueltos de ejemplo</text:p>
        </text:list-item>
      </text:list>
      <text:p text:style-name="Standard"><text:span text:style-name="T11">Ejercicio 1: Cálculo de Descuentos de Tienda</text:span></text:p>
      <text:p text:style-name="Standard">Desarrolla un script en PowerShell para ayudar a una tienda a calcular descuentos en el punto de venta. El script debe:</text:p>
      <text:list xml:id="list2148018281" text:style-name="WWNum21">
        <text:list-item>
          <text:p text:style-name="P42">Solicitar al usuario el precio original de un producto.</text:p>
        </text:list-item>
        <text:list-item>
          <text:p text:style-name="P50">Solicitar al usuario el porcentaje de descuento a aplicar.</text:p>
        </text:list-item>
        <text:list-item>
          <text:p text:style-name="P50">Calcular y mostrar el precio final después del descuento.</text:p>
        </text:list-item>
        <text:list-item>
          <text:p text:style-name="P71">Manejar cualquier error de entrada (por ejemplo, entradas no numéricas o porcentajes inválidos).</text:p>
        </text:list-item>
      </text:list>
      <text:p text:style-name="Standard"><text:span text:style-name="T11">Solución:</text:span></text:p>
      <table:table table:name="Table55" table:style-name="Table55">
        <table:table-column table:style-name="Table55.A"/>
        <table:table-row table:style-name="Table55.1">
          <table:table-cell table:style-name="Table55.A1" office:value-type="string">
            <text:p text:style-name="P76"><text:span text:style-name="T24">try</text:span><text:span text:style-name="T23"> {<text:line-break/> <text:s text:c="3"/></text:span><text:span text:style-name="T22">$precioOriginal</text:span><text:span text:style-name="T23"> = [double](</text:span><text:span text:style-name="T26">Read-Host</text:span><text:span text:style-name="T23"> </text:span><text:span text:style-name="T25">"Ingrese el precio original del producto"</text:span><text:span text:style-name="T23">)<text:line-break/> <text:s text:c="3"/></text:span><text:span text:style-name="T22">$descuento</text:span><text:span text:style-name="T23"> = [double](</text:span><text:span text:style-name="T26">Read-Host</text:span><text:span text:style-name="T23"> </text:span><text:span text:style-name="T25">"Ingrese el porcentaje de descuento (sin '%')"</text:span><text:span text:style-name="T23">)<text:line-break/><text:line-break/> <text:s text:c="3"/></text:span><text:span text:style-name="T24">if</text:span><text:span text:style-name="T23"> (</text:span><text:span text:style-name="T22">$descuento</text:span><text:span text:style-name="T23"> -lt </text:span><text:span text:style-name="T22">0</text:span><text:span text:style-name="T23"> -or </text:span><text:span text:style-name="T22">$descuento</text:span><text:span text:style-name="T23"> -gt </text:span><text:span text:style-name="T22">100</text:span><text:span text:style-name="T23">) {<text:line-break/> <text:s text:c="7"/></text:span><text:span text:style-name="T24">throw</text:span><text:span text:style-name="T23"> </text:span><text:span text:style-name="T25">"El porcentaje de descuento debe estar entre 0 y 100."</text:span><text:span text:style-name="T23"><text:line-break/> <text:s text:c="3"/>}<text:line-break/><text:line-break/> <text:s text:c="3"/></text:span><text:span text:style-name="T22">$precioFinal</text:span><text:span text:style-name="T23"> = </text:span><text:span text:style-name="T22">$precioOriginal</text:span><text:span text:style-name="T23"> - (</text:span><text:span text:style-name="T22">$precioOriginal</text:span><text:span text:style-name="T23"> * </text:span><text:span text:style-name="T22">$descuento</text:span><text:span text:style-name="T23"> / </text:span><text:span text:style-name="T22">100</text:span><text:span text:style-name="T23">)<text:line-break/> <text:s text:c="3"/></text:span><text:span text:style-name="T26">Write-Host</text:span><text:span text:style-name="T23"> </text:span><text:span text:style-name="T25">"El precio final después del descuento es: </text:span><text:span text:style-name="T22">$precioFina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list xml:id="list3399785118" text:style-name="WWNum19">
        <text:list-item>
          <text:p text:style-name="P43">El script pide al usuario que introduzca el precio original y el porcentaje de descuento. Ambos valores se convierten a tipo double.</text:p>
        </text:list-item>
        <text:list-item>
          <text:p text:style-name="P51">Si el porcentaje de descuento no es válido (menor que 0 o mayor que 100), se lanza una excepción.</text:p>
        </text:list-item>
        <text:list-item>
          <text:p text:style-name="P51">Se calcula el precio final aplicando el descuento al precio original.</text:p>
        </text:list-item>
        <text:list-item>
          <text:p text:style-name="P72">Las excepciones se manejan para capturar errores en la conversión de tipos o en los valores del porcentaje.</text:p>
        </text:list-item>
      </text:list>
      <text:p text:style-name="Standard"/>
      <text:p text:style-name="Standard"><text:span text:style-name="T11">Ejercicio 2: Registro de Participantes en Evento</text:span></text:p>
      <text:p text:style-name="Standard">Crea un script en PowerShell para registrar participantes en un evento. El script debe:</text:p>
      <text:list xml:id="list3396448907" text:style-name="WWNum14">
        <text:list-item>
          <text:p text:style-name="P44">Solicitar el nombre, edad y correo electrónico de un participante.</text:p>
        </text:list-item>
        <text:list-item>
          <text:p text:style-name="P52">Verificar que la edad es mayor o igual a 18 años.</text:p>
        </text:list-item>
        <text:list-item>
          <text:p text:style-name="P52">Verificar que el correo electrónico tenga un formato válido.</text:p>
        </text:list-item>
        <text:list-item>
          <text:p text:style-name="P73">Imprimir un mensaje de confirmación con los datos del participante o un mensaje de error si hay problemas con la entrada.</text:p>
        </text:list-item>
      </text:list>
      <text:p text:style-name="Standard"><text:span text:style-name="T11">Solución:</text:span></text:p>
      <table:table table:name="Table56" table:style-name="Table56">
        <table:table-column table:style-name="Table56.A"/>
        <table:table-row table:style-name="Table56.1">
          <table:table-cell table:style-name="Table56.A1" office:value-type="string">
            <text:p text:style-name="P76"><text:span text:style-name="T24">try</text:span><text:span text:style-name="T23"> {<text:line-break/> <text:s text:c="3"/></text:span><text:span text:style-name="T22">$nombre</text:span><text:span text:style-name="T23"> = </text:span><text:span text:style-name="T26">Read-Host</text:span><text:span text:style-name="T23"> </text:span><text:span text:style-name="T25">"Ingrese su nombre"</text:span><text:span text:style-name="T23"><text:line-break/> <text:s text:c="3"/></text:span><text:span text:style-name="T22">$edad</text:span><text:span text:style-name="T23"> = [int](</text:span><text:span text:style-name="T26">Read-Host</text:span><text:span text:style-name="T23"> </text:span><text:span text:style-name="T25">"Ingrese su edad"</text:span><text:span text:style-name="T23">)<text:line-break/> <text:s text:c="3"/></text:span><text:span text:style-name="T24">if</text:span><text:span text:style-name="T23"> (</text:span><text:span text:style-name="T22">$edad</text:span><text:span text:style-name="T23"> -lt </text:span><text:span text:style-name="T22">18</text:span><text:span text:style-name="T23">) {<text:line-break/> <text:s text:c="7"/></text:span><text:span text:style-name="T24">throw</text:span><text:span text:style-name="T23"> </text:span><text:span text:style-name="T25">"Debe ser mayor de 18 años para registrarse."</text:span><text:span text:style-name="T23"><text:line-break/> <text:s text:c="3"/>}<text:line-break/><text:line-break/> <text:s text:c="3"/></text:span><text:span text:style-name="T22">$email</text:span><text:span text:style-name="T23"> = </text:span><text:span text:style-name="T26">Read-Host</text:span><text:span text:style-name="T23"> </text:span><text:span text:style-name="T25">"Ingrese su correo electrónico"</text:span><text:span text:style-name="T23"><text:line-break/> <text:s text:c="3"/></text:span><text:span text:style-name="T24">if</text:span><text:span text:style-name="T23"> (-not </text:span><text:span text:style-name="T22">$email</text:span><text:span text:style-name="T23"> -match </text:span><text:span text:style-name="T25">"^\S+@\S+\.\S+$"</text:span><text:span text:style-name="T23">) {<text:line-break/> <text:s text:c="7"/></text:span><text:span text:style-name="T24">throw</text:span><text:span text:style-name="T23"> </text:span><text:span text:style-name="T25">"Formato de correo electrónico no válido."</text:span><text:span text:style-name="T23"><text:line-break/> <text:s text:c="3"/>}<text:line-break/><text:line-break/> <text:s text:c="3"/></text:span><text:span text:style-name="T26">Write-Host</text:span><text:span text:style-name="T23"> </text:span><text:span text:style-name="T25">"Registro completado con éxito. Nombre: </text:span><text:span text:style-name="T22">$nombre</text:span><text:span text:style-name="T25">, Edad: </text:span><text:span text:style-name="T22">$edad</text:span><text:span text:style-name="T25">, Email: </text:span><text:span text:style-name="T22">$emai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p text:style-name="Standard">El script recoge información básica del participante y verifica la edad para asegurarse de que cumpla con un mínimo requerido.</text:p>
      <text:p text:style-name="Standard">También verifica que el correo electrónico introducido tenga un formato adecuado usando una expresión regular.</text:p>
      <text:p text:style-name="Standard">Si alguna validación falla, se lanza una excepción y se muestra un mensaje de error correspondiente.</text:p>
      <text:p text:style-name="Standard">Si todo es correcto, se imprime un mensaje de confirmación.</text:p>
      <text:p text:style-name="Standard"/>
      <text:p text:style-name="Standard"><text:span text:style-name="T11">Ejercicio 3: Simulador de Autenticación</text:span></text:p>
      <text:p text:style-name="Standard">Implementa un script en PowerShell que simule el proceso de autenticación de un usuario en un sistema. El script debe:</text:p>
      <text:list xml:id="list2534569839" text:style-name="WWNum24">
        <text:list-item>
          <text:p text:style-name="P45">Solicitar un nombre de usuario y una contraseña.</text:p>
        </text:list-item>
        <text:list-item>
          <text:p text:style-name="P53">Verificar que el nombre de usuario y la contraseña no estén vacíos.</text:p>
        </text:list-item>
        <text:list-item>
          <text:p text:style-name="P53">Simular la verificación de las credenciales (por ejemplo, nombre de usuario "admin" y contraseña "admin123").</text:p>
        </text:list-item>
        <text:list-item>
          <text:p text:style-name="P74">Imprimir un mensaje de éxito o de error en la autenticación.</text:p>
        </text:list-item>
      </text:list>
      <text:p text:style-name="Standard"><text:span text:style-name="T11">Solución:</text:span></text:p>
      <table:table table:name="Table57" table:style-name="Table57">
        <table:table-column table:style-name="Table57.A"/>
        <table:table-row table:style-name="Table57.1">
          <table:table-cell table:style-name="Table57.A1" office:value-type="string">
            <text:p text:style-name="P76"><text:span text:style-name="T22">$username</text:span><text:span text:style-name="T23"> = </text:span><text:span text:style-name="T26">Read-Host</text:span><text:span text:style-name="T23"> </text:span><text:span text:style-name="T25">"Ingrese su nombre de usuario"</text:span><text:span text:style-name="T23"><text:line-break/></text:span><text:span text:style-name="T22">$password</text:span><text:span text:style-name="T23"> = </text:span><text:span text:style-name="T26">Read-Host</text:span><text:span text:style-name="T23"> </text:span><text:span text:style-name="T25">"Ingrese su contraseña"</text:span><text:span text:style-name="T23"><text:line-break/><text:line-break/></text:span><text:span text:style-name="T24">if</text:span><text:span text:style-name="T23"> ([string]::IsNullOrEmpty(</text:span><text:span text:style-name="T22">$username</text:span><text:span text:style-name="T23">) -or [string]::IsNullOrEmpty(</text:span><text:span text:style-name="T22">$password</text:span><text:span text:style-name="T23">)) {<text:line-break/> <text:s text:c="3"/></text:span><text:span text:style-name="T26">Write-Host</text:span><text:span text:style-name="T23"> </text:span><text:span text:style-name="T25">"Ni el nombre de usuario ni la contraseña pueden estar vacíos."</text:span><text:span text:style-name="T23"><text:line-break/>} </text:span><text:span text:style-name="T24">else</text:span><text:span text:style-name="T23"> {<text:line-break/> <text:s text:c="3"/></text:span><text:span text:style-name="T24">if</text:span><text:span text:style-name="T23"> (</text:span><text:span text:style-name="T22">$username</text:span><text:span text:style-name="T23"> -eq </text:span><text:span text:style-name="T25">"admin"</text:span><text:span text:style-name="T23"> -and </text:span><text:span text:style-name="T22">$password</text:span><text:span text:style-name="T23"> -eq </text:span><text:span text:style-name="T25">"admin123"</text:span><text:span text:style-name="T23">) {<text:line-break/> <text:s text:c="7"/></text:span><text:span text:style-name="T26">Write-Host</text:span><text:span text:style-name="T23"> </text:span><text:span text:style-name="T25">"Autenticación exitosa. Bienvenido </text:span><text:span text:style-name="T22">$username</text:span><text:span text:style-name="T25">!"</text:span><text:span text:style-name="T23"><text:line-break/> <text:s text:c="3"/>} </text:span><text:span text:style-name="T24">else</text:span><text:span text:style-name="T23"> {<text:line-break/> <text:s text:c="7"/></text:span><text:span text:style-name="T26">Write-Host</text:span><text:span text:style-name="T23"> </text:span><text:span text:style-name="T25">"Nombre de usuario o contraseña incorrectos."</text:span><text:span text:style-name="T23"><text:line-break/> <text:s text:c="3"/>}<text:line-break/>}</text:span></text:p>
          </table:table-cell>
        </table:table-row>
      </table:table>
      <text:p text:style-name="Standard"><text:span text:style-name="T11">Explicación:</text:span></text:p>
      <text:list xml:id="list838454976" text:style-name="WWNum16">
        <text:list-item>
          <text:p text:style-name="P46">Este script pide al usuario que introduzca su nombre de usuario y contraseña.</text:p>
        </text:list-item>
        <text:list-item>
          <text:p text:style-name="P54">Verifica que ninguno de los campos esté vacío.</text:p>
        </text:list-item>
        <text:list-item>
          <text:p text:style-name="P54">Comprueba si las credenciales coinciden con un conjunto predefinido ("admin" y "admin123").</text:p>
        </text:list-item>
        <text:list-item>
          <text:p text:style-name="P75">Dependiendo de la validez de las credenciales, imprime un mensaje apropiado.</text:p>
        </text:list-item>
      </text:list>
      <text:p text:style-name="P1"/>
      <text:list xml:id="list2315043046308" text:continue-list="list2316128206738" text:style-name="WWNum12">
        <text:list-item>
          <text:p text:style-name="P79"><text:bookmark text:name="_xotjqjr5jl57"/>Bibliografía</text:p>
        </text:list-item>
      </text:list>
      <text:p text:style-name="Standard"><text:a xlink:type="simple" xlink:href="https://somebooks.es/scripts-powershell-guia-principiantes/" text:style-name="ListLabel_20_208" text:visited-style-name="ListLabel_20_208"><text:span text:style-name="T28">https://somebooks.es/scripts-powershell-guia-principiantes/</text:span></text:a></text:p>
      <text:p text:style-name="Standard"><text:a xlink:type="simple" xlink:href="https://learnxinyminutes.com/docs/es-es/powershell-es/" text:style-name="ListLabel_20_208" text:visited-style-name="ListLabel_20_208"><text:span text:style-name="T28">https://learnxinyminutes.com/docs/es-es/powershell-es/</text:span></text:a></text:p>
      <text:p text:style-name="Standard"><text:a xlink:type="simple" xlink:href="https://github.com/fleschutz/PowerShell" text:style-name="ListLabel_20_208" text:visited-style-name="ListLabel_20_208"><text:span text:style-name="T28">https://github.com/fleschutz/PowerShell</text:span></text:a></text:p>
      <text:p text:style-name="Standard"><text:a xlink:type="simple" xlink:href="https://learn.microsoft.com/es-es/powershell/scripting/overview?view=powershell-7.4" text:style-name="ListLabel_20_208" text:visited-style-name="ListLabel_20_208"><text:span text:style-name="T28">https://learn.microsoft.com/es-es/powershell/scripting/overview?view=powershell-7.4</text:span></text:a></text:p>
      <text:p text:style-name="Standard"/>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8" style:display-name="ListLabel 20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1</text:span></text:p>
      </style:header>
      <style:footer>
        <text:p text:style-name="MP4"><text:span text:style-name="MT1">CFGM Sistemas Microinformáticos y Redes<text:tab/><text:tab/>Unidad 04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7" meta:image-count="4" meta:object-count="0" meta:page-count="8" meta:paragraph-count="340" meta:word-count="4130" meta:character-count="27081" meta:non-whitespace-character-count="22986"/>
    <meta:generator>LibreOfficeDev/6.0.5.2$Linux_X86_64 LibreOffice_project/</meta:generator>
  </office:meta>
</office:document-meta>
</file>